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14.46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6.9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8.98mm"/>
    </style:style>
    <style:style style:name="co8" style:family="table-column">
      <style:table-column-properties fo:break-before="auto" style:column-width="17.9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06mm"/>
    </style:style>
    <style:style style:name="co11" style:family="table-column">
      <style:table-column-properties fo:break-before="auto" style:column-width="22.1mm"/>
    </style:style>
    <style:style style:name="co12" style:family="table-column">
      <style:table-column-properties fo:break-before="auto" style:column-width="53.3mm"/>
    </style:style>
    <style:style style:name="co13" style:family="table-column">
      <style:table-column-properties fo:break-before="auto" style:column-width="36.65mm"/>
    </style:style>
    <style:style style:name="co14" style:family="table-column">
      <style:table-column-properties fo:break-before="auto" style:column-width="37.34mm"/>
    </style:style>
    <style:style style:name="co15" style:family="table-column">
      <style:table-column-properties fo:break-before="auto" style:column-width="38.05mm"/>
    </style:style>
    <style:style style:name="co16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1"/>
    <style:style style:name="ce3" style:family="table-cell" style:parent-style-name="Default" style:data-style-name="N119"/>
    <style:style style:name="ce4" style:family="table-cell" style:parent-style-name="Default" style:data-style-name="N111">
      <style:table-cell-properties fo:border="none"/>
    </style:style>
    <style:style style:name="ce5" style:family="table-cell" style:parent-style-name="Default" style:data-style-name="N117"/>
    <style:style style:name="ce6" style:family="table-cell" style:parent-style-name="Default" style:data-style-name="N117">
      <style:text-properties style:font-name="Liberation Sans" style:font-name-asian="DejaVu Sans" style:font-name-complex="DejaVu Sans"/>
    </style:style>
    <style:style style:name="ce7" style:family="table-cell" style:parent-style-name="Default" style:data-style-name="N115"/>
    <style:style style:name="ce8" style:family="table-cell" style:parent-style-name="Default" style:data-style-name="N115">
      <style:table-cell-properties fo:border="none"/>
    </style:style>
    <style:style style:name="ce9" style:family="table-cell" style:parent-style-name="Default" style:data-style-name="N115">
      <style:text-properties style:font-name="Liberation Sans" style:font-name-asian="DejaVu Sans" style:font-name-complex="DejaVu Sans"/>
    </style:style>
    <style:style style:name="ce10" style:family="table-cell" style:parent-style-name="Default" style:data-style-name="N118"/>
    <style:style style:name="ce11" style:family="table-cell" style:parent-style-name="Default" style:data-style-name="N118">
      <style:table-cell-properties fo:border="none"/>
    </style:style>
    <style:style style:name="ce12" style:family="table-cell" style:parent-style-name="Default" style:data-style-name="N118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z4" table:style-name="ta1">
        <table:shapes>
          <draw:frame draw:z-index="0" draw:style-name="gr1" draw:text-style-name="P1" svg:width="260mm" svg:height="150mm" svg:x="0mm" svg:y="150mm">
            <loext:p draw:notify-on-update-of-ranges="lz4.M2:lz4.M30 lz4.L2:lz4.L30 lz4.M2:lz4.M30 lz4.K2:lz4.K30 lz4.M2:lz4.M30 lz4.G2:lz4.G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60mm" svg:height="150mm" svg:x="269.97mm" svg:y="150mm">
            <loext:p draw:notify-on-update-of-ranges="lz4.P1:lz4.P1 lz4.P2:lz4.P19 lz4.M1:lz4.M1 lz4.M2:lz4.M19 lz4.N1:lz4.N1 lz4.N2:lz4.N19 lz4.O1:lz4.O1 lz4.O2:lz4.O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number-columns-repeated="2" table:default-cell-style-name="ce10"/>
        <table:table-column table:style-name="co9" table:number-columns-repeated="1006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04.44" calcext:value-type="float">
            <text:p>304,4 MB</text:p>
          </table:table-cell>
          <table:table-cell table:number-columns-repeated="2" table:style-name="ce3" office:value-type="float" office:value="297.06" calcext:value-type="float">
            <text:p>297,1 MB</text:p>
          </table:table-cell>
          <table:table-cell office:value-type="float" office:value="73768" calcext:value-type="float">
            <text:p>73768</text:p>
          </table:table-cell>
          <table:table-cell office:value-type="float" office:value="73786" calcext:value-type="float">
            <text:p>73786</text:p>
          </table:table-cell>
          <table:table-cell/>
          <table:table-cell table:formula="of:=ROUND([.F2]/[.E2]*100;1)" office:value-type="float" office:value="97.6" calcext:value-type="float">
            <text:p>97,6 %</text:p>
          </table:table-cell>
          <table:table-cell table:style-name="ce6" table:formula="of:=ROUND([.G2]/[.F2]*100;1)" office:value-type="float" office:value="100" calcext:value-type="float">
            <text:p>100,0 %</text:p>
          </table:table-cell>
          <table:table-cell table:formula="of:=([.G2]*1024)/[.I2]" office:value-type="float" office:value="4.12259019326159" calcext:value-type="float">
            <text:p>4,1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9" table:formula="of:=(2^[.C2])/1024" office:value-type="float" office:value="4" calcext:value-type="float">
            <text:p>4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09.59" calcext:value-type="float">
            <text:p>309,6 MB</text:p>
          </table:table-cell>
          <table:table-cell table:style-name="ce3" office:value-type="float" office:value="303.18" calcext:value-type="float">
            <text:p>303,2 MB</text:p>
          </table:table-cell>
          <table:table-cell table:style-name="ce3" office:value-type="float" office:value="303.1" calcext:value-type="float">
            <text:p>303,1 MB</text:p>
          </table:table-cell>
          <table:table-cell office:value-type="float" office:value="196451" calcext:value-type="float">
            <text:p>196451</text:p>
          </table:table-cell>
          <table:table-cell office:value-type="float" office:value="196513" calcext:value-type="float">
            <text:p>196513</text:p>
          </table:table-cell>
          <table:table-cell/>
          <table:table-cell table:formula="of:=ROUND([.F3]/[.E3]*100;1)" office:value-type="float" office:value="97.9" calcext:value-type="float">
            <text:p>97,9 %</text:p>
          </table:table-cell>
          <table:table-cell table:style-name="ce6" table:formula="of:=ROUND([.G3]/[.F3]*100;1)" office:value-type="float" office:value="100" calcext:value-type="float">
            <text:p>100,0 %</text:p>
          </table:table-cell>
          <table:table-cell table:formula="of:=([.G3]*1024)/[.I3]" office:value-type="float" office:value="1.57940899584251" calcext:value-type="float">
            <text:p>1,6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9" table:formula="of:=(2^[.C3])/1024" office:value-type="float" office:value="16" calcext:value-type="float">
            <text:p>16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6.18" calcext:value-type="float">
            <text:p>306,2 MB</text:p>
          </table:table-cell>
          <table:table-cell table:style-name="ce3" office:value-type="float" office:value="299.15" calcext:value-type="float">
            <text:p>299,2 MB</text:p>
          </table:table-cell>
          <table:table-cell table:style-name="ce3" office:value-type="float" office:value="299.12" calcext:value-type="float">
            <text:p>299,1 MB</text:p>
          </table:table-cell>
          <table:table-cell office:value-type="float" office:value="115132" calcext:value-type="float">
            <text:p>115132</text:p>
          </table:table-cell>
          <table:table-cell office:value-type="float" office:value="115160" calcext:value-type="float">
            <text:p>115160</text:p>
          </table:table-cell>
          <table:table-cell/>
          <table:table-cell table:formula="of:=ROUND([.F4]/[.E4]*100;1)" office:value-type="float" office:value="97.7" calcext:value-type="float">
            <text:p>97,7 %</text:p>
          </table:table-cell>
          <table:table-cell table:style-name="ce6" table:formula="of:=ROUND([.G4]/[.F4]*100;1)" office:value-type="float" office:value="100" calcext:value-type="float">
            <text:p>100,0 %</text:p>
          </table:table-cell>
          <table:table-cell table:formula="of:=([.G4]*1024)/[.I4]" office:value-type="float" office:value="2.65976797499132" calcext:value-type="float">
            <text:p>2,7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9" table:formula="of:=(2^[.C4])/1024" office:value-type="float" office:value="8" calcext:value-type="float">
            <text:p>8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6.29" calcext:value-type="float">
            <text:p>306,3 MB</text:p>
          </table:table-cell>
          <table:table-cell table:style-name="ce3" office:value-type="float" office:value="299.44" calcext:value-type="float">
            <text:p>299,4 MB</text:p>
          </table:table-cell>
          <table:table-cell table:style-name="ce3" office:value-type="float" office:value="299.38" calcext:value-type="float">
            <text:p>299,4 MB</text:p>
          </table:table-cell>
          <table:table-cell office:value-type="float" office:value="117915" calcext:value-type="float">
            <text:p>117915</text:p>
          </table:table-cell>
          <table:table-cell office:value-type="float" office:value="117944" calcext:value-type="float">
            <text:p>117944</text:p>
          </table:table-cell>
          <table:table-cell/>
          <table:table-cell table:formula="of:=ROUND([.F5]/[.E5]*100;1)" office:value-type="float" office:value="97.8" calcext:value-type="float">
            <text:p>97,8 %</text:p>
          </table:table-cell>
          <table:table-cell table:style-name="ce6" table:formula="of:=ROUND([.G5]/[.F5]*100;1)" office:value-type="float" office:value="100" calcext:value-type="float">
            <text:p>100,0 %</text:p>
          </table:table-cell>
          <table:table-cell table:formula="of:=([.G5]*1024)/[.I5]" office:value-type="float" office:value="2.59924303059079" calcext:value-type="float">
            <text:p>2,6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9" table:formula="of:=(2^[.C5])/1024" office:value-type="float" office:value="128" calcext:value-type="float">
            <text:p>128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04.09" calcext:value-type="float">
            <text:p>304,1 MB</text:p>
          </table:table-cell>
          <table:table-cell table:style-name="ce3" office:value-type="float" office:value="296.76" calcext:value-type="float">
            <text:p>296,8 MB</text:p>
          </table:table-cell>
          <table:table-cell table:style-name="ce3" office:value-type="float" office:value="296.72" calcext:value-type="float">
            <text:p>296,7 MB</text:p>
          </table:table-cell>
          <table:table-cell office:value-type="float" office:value="65339" calcext:value-type="float">
            <text:p>65339</text:p>
          </table:table-cell>
          <table:table-cell office:value-type="float" office:value="65354" calcext:value-type="float">
            <text:p>65354</text:p>
          </table:table-cell>
          <table:table-cell/>
          <table:table-cell table:formula="of:=ROUND([.F6]/[.E6]*100;1)" office:value-type="float" office:value="97.6" calcext:value-type="float">
            <text:p>97,6 %</text:p>
          </table:table-cell>
          <table:table-cell table:style-name="ce6" table:formula="of:=ROUND([.G6]/[.F6]*100;1)" office:value-type="float" office:value="100" calcext:value-type="float">
            <text:p>100,0 %</text:p>
          </table:table-cell>
          <table:table-cell table:formula="of:=([.G6]*1024)/[.I6]" office:value-type="float" office:value="4.64916118370719" calcext:value-type="float">
            <text:p>4,6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9" table:formula="of:=(2^[.C6])/1024" office:value-type="float" office:value="16" calcext:value-type="float">
            <text:p>16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03.82" calcext:value-type="float">
            <text:p>303,8 MB</text:p>
          </table:table-cell>
          <table:table-cell table:style-name="ce3" office:value-type="float" office:value="296.46" calcext:value-type="float">
            <text:p>296,5 MB</text:p>
          </table:table-cell>
          <table:table-cell table:style-name="ce3" office:value-type="float" office:value="296.42" calcext:value-type="float">
            <text:p>296,4 MB</text:p>
          </table:table-cell>
          <table:table-cell office:value-type="float" office:value="58882" calcext:value-type="float">
            <text:p>58882</text:p>
          </table:table-cell>
          <table:table-cell office:value-type="float" office:value="58894" calcext:value-type="float">
            <text:p>58894</text:p>
          </table:table-cell>
          <table:table-cell/>
          <table:table-cell table:formula="of:=ROUND([.F7]/[.E7]*100;1)" office:value-type="float" office:value="97.6" calcext:value-type="float">
            <text:p>97,6 %</text:p>
          </table:table-cell>
          <table:table-cell table:style-name="ce6" table:formula="of:=ROUND([.G7]/[.F7]*100;1)" office:value-type="float" office:value="100" calcext:value-type="float">
            <text:p>100,0 %</text:p>
          </table:table-cell>
          <table:table-cell table:formula="of:=([.G7]*1024)/[.I7]" office:value-type="float" office:value="5.15390498183177" calcext:value-type="float">
            <text:p>5,2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9" table:formula="of:=(2^[.C7])/1024" office:value-type="float" office:value="128" calcext:value-type="float">
            <text:p>128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02.74" calcext:value-type="float">
            <text:p>302,7 MB</text:p>
          </table:table-cell>
          <table:table-cell table:style-name="ce3" office:value-type="float" office:value="295.03" calcext:value-type="float">
            <text:p>295,0 MB</text:p>
          </table:table-cell>
          <table:table-cell table:style-name="ce3" office:value-type="float" office:value="295.01" calcext:value-type="float">
            <text:p>295,0 MB</text:p>
          </table:table-cell>
          <table:table-cell office:value-type="float" office:value="33242" calcext:value-type="float">
            <text:p>33242</text:p>
          </table:table-cell>
          <table:table-cell office:value-type="float" office:value="33249" calcext:value-type="float">
            <text:p>33249</text:p>
          </table:table-cell>
          <table:table-cell/>
          <table:table-cell table:formula="of:=ROUND([.F8]/[.E8]*100;1)" office:value-type="float" office:value="97.5" calcext:value-type="float">
            <text:p>97,5 %</text:p>
          </table:table-cell>
          <table:table-cell table:style-name="ce6" table:formula="of:=ROUND([.G8]/[.F8]*100;1)" office:value-type="float" office:value="100" calcext:value-type="float">
            <text:p>100,0 %</text:p>
          </table:table-cell>
          <table:table-cell table:formula="of:=([.G8]*1024)/[.I8]" office:value-type="float" office:value="9.08569400583476" calcext:value-type="float">
            <text:p>9,1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9" table:formula="of:=(2^[.C8])/1024" office:value-type="float" office:value="32" calcext:value-type="float">
            <text:p>32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02.58" calcext:value-type="float">
            <text:p>302,6 MB</text:p>
          </table:table-cell>
          <table:table-cell table:style-name="ce3" office:value-type="float" office:value="294.83" calcext:value-type="float">
            <text:p>294,8 MB</text:p>
          </table:table-cell>
          <table:table-cell table:style-name="ce3" office:value-type="float" office:value="294.81" calcext:value-type="float">
            <text:p>294,8 MB</text:p>
          </table:table-cell>
          <table:table-cell office:value-type="float" office:value="29341" calcext:value-type="float">
            <text:p>29341</text:p>
          </table:table-cell>
          <table:table-cell office:value-type="float" office:value="29346" calcext:value-type="float">
            <text:p>29346</text:p>
          </table:table-cell>
          <table:table-cell/>
          <table:table-cell table:formula="of:=ROUND([.F9]/[.E9]*100;1)" office:value-type="float" office:value="97.4" calcext:value-type="float">
            <text:p>97,4 %</text:p>
          </table:table-cell>
          <table:table-cell table:style-name="ce6" table:formula="of:=ROUND([.G9]/[.F9]*100;1)" office:value-type="float" office:value="100" calcext:value-type="float">
            <text:p>100,0 %</text:p>
          </table:table-cell>
          <table:table-cell table:formula="of:=([.G9]*1024)/[.I9]" office:value-type="float" office:value="10.2871069310979" calcext:value-type="float">
            <text:p>10,3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9" table:formula="of:=(2^[.C9])/1024" office:value-type="float" office:value="256" calcext:value-type="float">
            <text:p>256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02.05" calcext:value-type="float">
            <text:p>302,1 MB</text:p>
          </table:table-cell>
          <table:table-cell table:style-name="ce3" office:value-type="float" office:value="294" calcext:value-type="float">
            <text:p>294,0 MB</text:p>
          </table:table-cell>
          <table:table-cell table:style-name="ce3" office:value-type="float" office:value="293.99" calcext:value-type="float">
            <text:p>294,0 MB</text:p>
          </table:table-cell>
          <table:table-cell office:value-type="float" office:value="16658" calcext:value-type="float">
            <text:p>16658</text:p>
          </table:table-cell>
          <table:table-cell office:value-type="float" office:value="16659" calcext:value-type="float">
            <text:p>16659</text:p>
          </table:table-cell>
          <table:table-cell/>
          <table:table-cell table:formula="of:=ROUND([.F10]/[.E10]*100;1)" office:value-type="float" office:value="97.3" calcext:value-type="float">
            <text:p>97,3 %</text:p>
          </table:table-cell>
          <table:table-cell table:style-name="ce6" table:formula="of:=ROUND([.G10]/[.F10]*100;1)" office:value-type="float" office:value="100" calcext:value-type="float">
            <text:p>100,0 %</text:p>
          </table:table-cell>
          <table:table-cell table:formula="of:=([.G10]*1024)/[.I10]" office:value-type="float" office:value="18.0710582868119" calcext:value-type="float">
            <text:p>18,1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9" table:formula="of:=(2^[.C10])/1024" office:value-type="float" office:value="64" calcext:value-type="float">
            <text:p>64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01.96" calcext:value-type="float">
            <text:p>302,0 MB</text:p>
          </table:table-cell>
          <table:table-cell table:number-columns-repeated="2" table:style-name="ce3" office:value-type="float" office:value="293.89" calcext:value-type="float">
            <text:p>293,9 MB</text:p>
          </table:table-cell>
          <table:table-cell table:number-columns-repeated="2" office:value-type="float" office:value="14755" calcext:value-type="float">
            <text:p>14755</text:p>
          </table:table-cell>
          <table:table-cell/>
          <table:table-cell table:formula="of:=ROUND([.F11]/[.E11]*100;1)" office:value-type="float" office:value="97.3" calcext:value-type="float">
            <text:p>97,3 %</text:p>
          </table:table-cell>
          <table:table-cell table:style-name="ce6" table:formula="of:=ROUND([.G11]/[.F11]*100;1)" office:value-type="float" office:value="100" calcext:value-type="float">
            <text:p>100,0 %</text:p>
          </table:table-cell>
          <table:table-cell table:formula="of:=([.G11]*1024)/[.I11]" office:value-type="float" office:value="20.3960257539817" calcext:value-type="float">
            <text:p>20,4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9" table:formula="of:=(2^[.C11])/1024" office:value-type="float" office:value="1024" calcext:value-type="float">
            <text:p>1024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01.69" calcext:value-type="float">
            <text:p>301,7 MB</text:p>
          </table:table-cell>
          <table:table-cell table:number-columns-repeated="2" table:style-name="ce3" office:value-type="float" office:value="293.43" calcext:value-type="float">
            <text:p>293,4 MB</text:p>
          </table:table-cell>
          <table:table-cell table:number-columns-repeated="2" office:value-type="float" office:value="8116" calcext:value-type="float">
            <text:p>8116</text:p>
          </table:table-cell>
          <table:table-cell/>
          <table:table-cell table:formula="of:=ROUND([.F12]/[.E12]*100;1)" office:value-type="float" office:value="97.3" calcext:value-type="float">
            <text:p>97,3 %</text:p>
          </table:table-cell>
          <table:table-cell table:style-name="ce6" table:formula="of:=ROUND([.G12]/[.F12]*100;1)" office:value-type="float" office:value="100" calcext:value-type="float">
            <text:p>100,0 %</text:p>
          </table:table-cell>
          <table:table-cell table:formula="of:=([.G12]*1024)/[.I12]" office:value-type="float" office:value="37.0222178413011" calcext:value-type="float">
            <text:p>37,0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4" calcext:value-type="float">
            <text:p>4,0 kB</text:p>
          </table:table-cell>
          <table:table-cell table:style-name="ce9" table:formula="of:=(2^[.C12])/1024" office:value-type="float" office:value="512" calcext:value-type="float">
            <text:p>512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01.53" calcext:value-type="float">
            <text:p>301,5 MB</text:p>
          </table:table-cell>
          <table:table-cell table:number-columns-repeated="2" table:style-name="ce3" office:value-type="float" office:value="293.14" calcext:value-type="float">
            <text:p>293,1 MB</text:p>
          </table:table-cell>
          <table:table-cell table:number-columns-repeated="2" office:value-type="float" office:value="4152" calcext:value-type="float">
            <text:p>4152</text:p>
          </table:table-cell>
          <table:table-cell/>
          <table:table-cell table:formula="of:=ROUND([.F13]/[.E13]*100;1)" office:value-type="float" office:value="97.2" calcext:value-type="float">
            <text:p>97,2 %</text:p>
          </table:table-cell>
          <table:table-cell table:style-name="ce6" table:formula="of:=ROUND([.G13]/[.F13]*100;1)" office:value-type="float" office:value="100" calcext:value-type="float">
            <text:p>100,0 %</text:p>
          </table:table-cell>
          <table:table-cell table:formula="of:=([.G13]*1024)/[.I13]" office:value-type="float" office:value="72.296570327553" calcext:value-type="float">
            <text:p>72,3 kB</text:p>
          </table:table-cell>
          <table:table-cell table:formula="of:=(2^MAX([.B13];MIN([.D13];[.C13])))/1024" office:value-type="float" office:value="64" calcext:value-type="float">
            <text:p>64,0 kB</text:p>
          </table:table-cell>
          <table:table-cell table:formula="of:=(2^[.B13])/1024" office:value-type="float" office:value="8" calcext:value-type="float">
            <text:p>8,0 kB</text:p>
          </table:table-cell>
          <table:table-cell table:style-name="ce9" table:formula="of:=(2^[.C13])/1024" office:value-type="float" office:value="1024" calcext:value-type="float">
            <text:p>1024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01.44" calcext:value-type="float">
            <text:p>301,4 MB</text:p>
          </table:table-cell>
          <table:table-cell table:number-columns-repeated="2" table:style-name="ce3" office:value-type="float" office:value="292.99" calcext:value-type="float">
            <text:p>293,0 MB</text:p>
          </table:table-cell>
          <table:table-cell table:number-columns-repeated="2" office:value-type="float" office:value="2158" calcext:value-type="float">
            <text:p>2158</text:p>
          </table:table-cell>
          <table:table-cell/>
          <table:table-cell table:formula="of:=ROUND([.F14]/[.E14]*100;1)" office:value-type="float" office:value="97.2" calcext:value-type="float">
            <text:p>97,2 %</text:p>
          </table:table-cell>
          <table:table-cell table:style-name="ce6" table:formula="of:=ROUND([.G14]/[.F14]*100;1)" office:value-type="float" office:value="100" calcext:value-type="float">
            <text:p>100,0 %</text:p>
          </table:table-cell>
          <table:table-cell table:formula="of:=([.G14]*1024)/[.I14]" office:value-type="float" office:value="139.027692307692" calcext:value-type="float">
            <text:p>139,0 kB</text:p>
          </table:table-cell>
          <table:table-cell table:formula="of:=(2^MAX([.B14];MIN([.D14];[.C14])))/1024" office:value-type="float" office:value="128" calcext:value-type="float">
            <text:p>128,0 kB</text:p>
          </table:table-cell>
          <table:table-cell table:formula="of:=(2^[.B14])/1024" office:value-type="float" office:value="16" calcext:value-type="float">
            <text:p>16,0 kB</text:p>
          </table:table-cell>
          <table:table-cell table:style-name="ce9" table:formula="of:=(2^[.C14])/1024" office:value-type="float" office:value="2048" calcext:value-type="float">
            <text:p>2048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01.4" calcext:value-type="float">
            <text:p>301,4 MB</text:p>
          </table:table-cell>
          <table:table-cell table:number-columns-repeated="2" table:style-name="ce3" office:value-type="float" office:value="292.94" calcext:value-type="float">
            <text:p>292,9 MB</text:p>
          </table:table-cell>
          <table:table-cell table:number-columns-repeated="2" office:value-type="float" office:value="1240" calcext:value-type="float">
            <text:p>1240</text:p>
          </table:table-cell>
          <table:table-cell/>
          <table:table-cell table:formula="of:=ROUND([.F15]/[.E15]*100;1)" office:value-type="float" office:value="97.2" calcext:value-type="float">
            <text:p>97,2 %</text:p>
          </table:table-cell>
          <table:table-cell table:style-name="ce6" table:formula="of:=ROUND([.G15]/[.F15]*100;1)" office:value-type="float" office:value="100" calcext:value-type="float">
            <text:p>100,0 %</text:p>
          </table:table-cell>
          <table:table-cell table:formula="of:=([.G15]*1024)/[.I15]" office:value-type="float" office:value="241.911741935484" calcext:value-type="float">
            <text:p>241,9 kB</text:p>
          </table:table-cell>
          <table:table-cell table:formula="of:=(2^MAX([.B15];MIN([.D15];[.C15])))/1024" office:value-type="float" office:value="256" calcext:value-type="float">
            <text:p>256,0 kB</text:p>
          </table:table-cell>
          <table:table-cell table:formula="of:=(2^[.B15])/1024" office:value-type="float" office:value="16" calcext:value-type="float">
            <text:p>16,0 kB</text:p>
          </table:table-cell>
          <table:table-cell table:style-name="ce9" table:formula="of:=(2^[.C15])/1024" office:value-type="float" office:value="1024" calcext:value-type="float">
            <text:p>1024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01.37" calcext:value-type="float">
            <text:p>301,4 MB</text:p>
          </table:table-cell>
          <table:table-cell table:number-columns-repeated="2" table:style-name="ce3" office:value-type="float" office:value="292.9" calcext:value-type="float">
            <text:p>292,9 MB</text:p>
          </table:table-cell>
          <table:table-cell table:number-columns-repeated="2" office:value-type="float" office:value="657" calcext:value-type="float">
            <text:p>657</text:p>
          </table:table-cell>
          <table:table-cell/>
          <table:table-cell table:formula="of:=ROUND([.F16]/[.E16]*100;1)" office:value-type="float" office:value="97.2" calcext:value-type="float">
            <text:p>97,2 %</text:p>
          </table:table-cell>
          <table:table-cell table:style-name="ce6" table:formula="of:=ROUND([.G16]/[.F16]*100;1)" office:value-type="float" office:value="100" calcext:value-type="float">
            <text:p>100,0 %</text:p>
          </table:table-cell>
          <table:table-cell table:formula="of:=([.G16]*1024)/[.I16]" office:value-type="float" office:value="456.513850837139" calcext:value-type="float">
            <text:p>456,5 kB</text:p>
          </table:table-cell>
          <table:table-cell table:formula="of:=(2^MAX([.B16];MIN([.D16];[.C16])))/1024" office:value-type="float" office:value="512" calcext:value-type="float">
            <text:p>512,0 kB</text:p>
          </table:table-cell>
          <table:table-cell table:formula="of:=(2^[.B16])/1024" office:value-type="float" office:value="32" calcext:value-type="float">
            <text:p>32,0 kB</text:p>
          </table:table-cell>
          <table:table-cell table:style-name="ce9" table:formula="of:=(2^[.C16])/1024" office:value-type="float" office:value="2048" calcext:value-type="float">
            <text:p>2048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01.36" calcext:value-type="float">
            <text:p>301,4 MB</text:p>
          </table:table-cell>
          <table:table-cell table:number-columns-repeated="2" table:style-name="ce3" office:value-type="float" office:value="292.89" calcext:value-type="float">
            <text:p>292,9 MB</text:p>
          </table:table-cell>
          <table:table-cell table:number-columns-repeated="2" office:value-type="float" office:value="394" calcext:value-type="float">
            <text:p>394</text:p>
          </table:table-cell>
          <table:table-cell/>
          <table:table-cell table:formula="of:=ROUND([.F17]/[.E17]*100;1)" office:value-type="float" office:value="97.2" calcext:value-type="float">
            <text:p>97,2 %</text:p>
          </table:table-cell>
          <table:table-cell table:style-name="ce6" table:formula="of:=ROUND([.G17]/[.F17]*100;1)" office:value-type="float" office:value="100" calcext:value-type="float">
            <text:p>100,0 %</text:p>
          </table:table-cell>
          <table:table-cell table:formula="of:=([.G17]*1024)/[.I17]" office:value-type="float" office:value="761.216649746193" calcext:value-type="float">
            <text:p>761,2 kB</text:p>
          </table:table-cell>
          <table:table-cell table:formula="of:=(2^MAX([.B17];MIN([.D17];[.C17])))/1024" office:value-type="float" office:value="1024" calcext:value-type="float">
            <text:p>1024,0 kB</text:p>
          </table:table-cell>
          <table:table-cell table:formula="of:=(2^[.B17])/1024" office:value-type="float" office:value="64" calcext:value-type="float">
            <text:p>64,0 kB</text:p>
          </table:table-cell>
          <table:table-cell table:style-name="ce9" table:formula="of:=(2^[.C17])/1024" office:value-type="float" office:value="4096" calcext:value-type="float">
            <text:p>4096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01.35" calcext:value-type="float">
            <text:p>301,4 MB</text:p>
          </table:table-cell>
          <table:table-cell table:number-columns-repeated="2" table:style-name="ce3" office:value-type="float" office:value="292.87" calcext:value-type="float">
            <text:p>292,9 MB</text:p>
          </table:table-cell>
          <table:table-cell table:number-columns-repeated="2" office:value-type="float" office:value="180" calcext:value-type="float">
            <text:p>180</text:p>
          </table:table-cell>
          <table:table-cell/>
          <table:table-cell table:formula="of:=ROUND([.F18]/[.E18]*100;1)" office:value-type="float" office:value="97.2" calcext:value-type="float">
            <text:p>97,2 %</text:p>
          </table:table-cell>
          <table:table-cell table:style-name="ce6" table:formula="of:=ROUND([.G18]/[.F18]*100;1)" office:value-type="float" office:value="100" calcext:value-type="float">
            <text:p>100,0 %</text:p>
          </table:table-cell>
          <table:table-cell table:formula="of:=([.G18]*1024)/[.I18]" office:value-type="float" office:value="1666.10488888889" calcext:value-type="float">
            <text:p>1666,1 kB</text:p>
          </table:table-cell>
          <table:table-cell table:formula="of:=(2^MAX([.B18];MIN([.D18];[.C18])))/1024" office:value-type="float" office:value="2048" calcext:value-type="float">
            <text:p>2048,0 kB</text:p>
          </table:table-cell>
          <table:table-cell table:formula="of:=(2^[.B18])/1024" office:value-type="float" office:value="1024" calcext:value-type="float">
            <text:p>1024,0 kB</text:p>
          </table:table-cell>
          <table:table-cell table:style-name="ce9" table:formula="of:=(2^[.C18])/1024" office:value-type="float" office:value="8192" calcext:value-type="float">
            <text:p>8192,0 kB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3" office:value-type="float" office:value="301.4" calcext:value-type="float">
            <text:p>301,4 MB</text:p>
          </table:table-cell>
          <table:table-cell table:number-columns-repeated="2" table:style-name="ce3" office:value-type="float" office:value="292.93" calcext:value-type="float">
            <text:p>292,9 MB</text:p>
          </table:table-cell>
          <table:table-cell table:number-columns-repeated="2" office:value-type="float" office:value="1213" calcext:value-type="float">
            <text:p>1213</text:p>
          </table:table-cell>
          <table:table-cell/>
          <table:table-cell table:formula="of:=ROUND([.F19]/[.E19]*100;1)" office:value-type="float" office:value="97.2" calcext:value-type="float">
            <text:p>97,2 %</text:p>
          </table:table-cell>
          <table:table-cell table:style-name="ce6" table:formula="of:=ROUND([.G19]/[.F19]*100;1)" office:value-type="float" office:value="100" calcext:value-type="float">
            <text:p>100,0 %</text:p>
          </table:table-cell>
          <table:table-cell table:formula="of:=([.G19]*1024)/[.I19]" office:value-type="float" office:value="247.287980214345" calcext:value-type="float">
            <text:p>247,3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256" calcext:value-type="float">
            <text:p>256,0 kB</text:p>
          </table:table-cell>
          <table:table-cell table:style-name="ce9" table:formula="of:=(2^[.C19])/1024" office:value-type="float" office:value="256" calcext:value-type="float">
            <text:p>256,0 kB</text:p>
          </table:table-cell>
          <table:table-cell/>
          <table:table-cell table:style-name="ce12"/>
          <table:table-cell table:number-columns-repeated="1006"/>
        </table:table-row>
        <table:table-row table:style-name="ro1" table:number-rows-repeated="11">
          <table:table-cell table:number-columns-repeated="4"/>
          <table:table-cell table:style-name="Default" table:number-columns-repeated="3"/>
          <table:table-cell table:number-columns-repeated="4"/>
          <table:table-cell table:style-name="ce6"/>
          <table:table-cell table:number-columns-repeated="3"/>
          <table:table-cell table:style-name="ce9"/>
          <table:table-cell/>
          <table:table-cell table:style-name="ce12"/>
          <table:table-cell table:number-columns-repeated="1006"/>
        </table:table-row>
        <table:table-row table:style-name="ro1">
          <table:table-cell table:style-name="ce1" table:number-columns-repeated="4"/>
          <table:table-cell table:style-name="ce4" table:number-columns-repeated="3"/>
          <table:table-cell table:style-name="ce1" table:number-columns-repeated="3"/>
          <table:table-cell/>
          <table:table-cell table:style-name="ce6"/>
          <table:table-cell table:style-name="ce8"/>
          <table:table-cell table:number-columns-repeated="2"/>
          <table:table-cell table:style-name="ce9"/>
          <table:table-cell table:style-name="ce11" table:number-columns-repeated="2"/>
          <table:table-cell/>
          <table:table-cell table:style-name="ce1" table:number-columns-repeated="1005"/>
        </table:table-row>
        <table:table-row table:style-name="ro1" table:number-rows-repeated="28">
          <table:table-cell table:number-columns-repeated="11"/>
          <table:table-cell table:style-name="ce6"/>
          <table:table-cell table:number-columns-repeated="3"/>
          <table:table-cell table:style-name="ce9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lib" table:style-name="ta1">
        <table:shapes>
          <draw:frame draw:z-index="0" draw:style-name="gr1" draw:text-style-name="P1" svg:width="260mm" svg:height="150mm" svg:x="0mm" svg:y="150mm">
            <loext:p draw:notify-on-update-of-ranges="zlib.M2:zlib.M30 zlib.L2:zlib.L30 zlib.M2:zlib.M30 zlib.K2:zlib.K30 zlib.M2:zlib.M30 zlib.G2:zlib.G3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60mm" svg:height="150mm" svg:x="270.68mm" svg:y="150mm">
            <loext:p draw:notify-on-update-of-ranges="zlib.P1:zlib.P1 zlib.P2:zlib.P19 zlib.M1:zlib.M1 zlib.M2:zlib.M19 zlib.N1:zlib.N1 zlib.N2:zlib.N19 zlib.O1:zlib.O1 zlib.O2:zlib.O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9" table:number-columns-repeated="1008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9"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04.44" calcext:value-type="float">
            <text:p>304,4 MB</text:p>
          </table:table-cell>
          <table:table-cell table:number-columns-repeated="2" table:style-name="ce3" office:value-type="float" office:value="294.59" calcext:value-type="float">
            <text:p>294,6 MB</text:p>
          </table:table-cell>
          <table:table-cell office:value-type="float" office:value="73760" calcext:value-type="float">
            <text:p>73760</text:p>
          </table:table-cell>
          <table:table-cell office:value-type="float" office:value="73778" calcext:value-type="float">
            <text:p>73778</text:p>
          </table:table-cell>
          <table:table-cell/>
          <table:table-cell table:formula="of:=ROUND([.F2]/[.E2]*100;1)" office:value-type="float" office:value="96.8" calcext:value-type="float">
            <text:p>96,8 %</text:p>
          </table:table-cell>
          <table:table-cell table:style-name="ce6" table:formula="of:=ROUND([.G2]/[.F2]*100;1)" office:value-type="float" office:value="100" calcext:value-type="float">
            <text:p>100,0 %</text:p>
          </table:table-cell>
          <table:table-cell table:formula="of:=([.G2]*1024)/[.I2]" office:value-type="float" office:value="4.08875491338882" calcext:value-type="float">
            <text:p>4,1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9" table:formula="of:=(2^[.C2])/1024" office:value-type="float" office:value="4" calcext:value-type="float">
            <text:p>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09.59" calcext:value-type="float">
            <text:p>309,6 MB</text:p>
          </table:table-cell>
          <table:table-cell table:style-name="ce3" office:value-type="float" office:value="301.95" calcext:value-type="float">
            <text:p>302,0 MB</text:p>
          </table:table-cell>
          <table:table-cell table:style-name="ce3" office:value-type="float" office:value="301.88" calcext:value-type="float">
            <text:p>301,9 MB</text:p>
          </table:table-cell>
          <table:table-cell office:value-type="float" office:value="196450" calcext:value-type="float">
            <text:p>196450</text:p>
          </table:table-cell>
          <table:table-cell office:value-type="float" office:value="196512" calcext:value-type="float">
            <text:p>196512</text:p>
          </table:table-cell>
          <table:table-cell/>
          <table:table-cell table:formula="of:=ROUND([.F3]/[.E3]*100;1)" office:value-type="float" office:value="97.5" calcext:value-type="float">
            <text:p>97,5 %</text:p>
          </table:table-cell>
          <table:table-cell table:style-name="ce6" table:formula="of:=ROUND([.G3]/[.F3]*100;1)" office:value-type="float" office:value="100" calcext:value-type="float">
            <text:p>100,0 %</text:p>
          </table:table-cell>
          <table:table-cell table:formula="of:=([.G3]*1024)/[.I3]" office:value-type="float" office:value="1.5730597622537" calcext:value-type="float">
            <text:p>1,6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9" table:formula="of:=(2^[.C3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6.18" calcext:value-type="float">
            <text:p>306,2 MB</text:p>
          </table:table-cell>
          <table:table-cell table:style-name="ce3" office:value-type="float" office:value="296.86" calcext:value-type="float">
            <text:p>296,9 MB</text:p>
          </table:table-cell>
          <table:table-cell table:style-name="ce3" office:value-type="float" office:value="296.83" calcext:value-type="float">
            <text:p>296,8 MB</text:p>
          </table:table-cell>
          <table:table-cell office:value-type="float" office:value="115147" calcext:value-type="float">
            <text:p>115147</text:p>
          </table:table-cell>
          <table:table-cell office:value-type="float" office:value="115175" calcext:value-type="float">
            <text:p>115175</text:p>
          </table:table-cell>
          <table:table-cell/>
          <table:table-cell table:formula="of:=ROUND([.F4]/[.E4]*100;1)" office:value-type="float" office:value="97" calcext:value-type="float">
            <text:p>97,0 %</text:p>
          </table:table-cell>
          <table:table-cell table:style-name="ce6" table:formula="of:=ROUND([.G4]/[.F4]*100;1)" office:value-type="float" office:value="100" calcext:value-type="float">
            <text:p>100,0 %</text:p>
          </table:table-cell>
          <table:table-cell table:formula="of:=([.G4]*1024)/[.I4]" office:value-type="float" office:value="2.63906160191014" calcext:value-type="float">
            <text:p>2,6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9" table:formula="of:=(2^[.C4])/1024" office:value-type="float" office:value="8" calcext:value-type="float">
            <text:p>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6.3" calcext:value-type="float">
            <text:p>306,3 MB</text:p>
          </table:table-cell>
          <table:table-cell table:style-name="ce3" office:value-type="float" office:value="297.32" calcext:value-type="float">
            <text:p>297,3 MB</text:p>
          </table:table-cell>
          <table:table-cell table:style-name="ce3" office:value-type="float" office:value="297.26" calcext:value-type="float">
            <text:p>297,3 MB</text:p>
          </table:table-cell>
          <table:table-cell office:value-type="float" office:value="117939" calcext:value-type="float">
            <text:p>117939</text:p>
          </table:table-cell>
          <table:table-cell office:value-type="float" office:value="117968" calcext:value-type="float">
            <text:p>117968</text:p>
          </table:table-cell>
          <table:table-cell/>
          <table:table-cell table:formula="of:=ROUND([.F5]/[.E5]*100;1)" office:value-type="float" office:value="97.1" calcext:value-type="float">
            <text:p>97,1 %</text:p>
          </table:table-cell>
          <table:table-cell table:style-name="ce6" table:formula="of:=ROUND([.G5]/[.F5]*100;1)" office:value-type="float" office:value="100" calcext:value-type="float">
            <text:p>100,0 %</text:p>
          </table:table-cell>
          <table:table-cell table:formula="of:=([.G5]*1024)/[.I5]" office:value-type="float" office:value="2.58031194900312" calcext:value-type="float">
            <text:p>2,6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9" table:formula="of:=(2^[.C5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04.09" calcext:value-type="float">
            <text:p>304,1 MB</text:p>
          </table:table-cell>
          <table:table-cell table:style-name="ce3" office:value-type="float" office:value="293.79" calcext:value-type="float">
            <text:p>293,8 MB</text:p>
          </table:table-cell>
          <table:table-cell table:style-name="ce3" office:value-type="float" office:value="293.75" calcext:value-type="float">
            <text:p>293,8 MB</text:p>
          </table:table-cell>
          <table:table-cell office:value-type="float" office:value="65353" calcext:value-type="float">
            <text:p>65353</text:p>
          </table:table-cell>
          <table:table-cell office:value-type="float" office:value="65368" calcext:value-type="float">
            <text:p>65368</text:p>
          </table:table-cell>
          <table:table-cell/>
          <table:table-cell table:formula="of:=ROUND([.F6]/[.E6]*100;1)" office:value-type="float" office:value="96.6" calcext:value-type="float">
            <text:p>96,6 %</text:p>
          </table:table-cell>
          <table:table-cell table:style-name="ce6" table:formula="of:=ROUND([.G6]/[.F6]*100;1)" office:value-type="float" office:value="100" calcext:value-type="float">
            <text:p>100,0 %</text:p>
          </table:table-cell>
          <table:table-cell table:formula="of:=([.G6]*1024)/[.I6]" office:value-type="float" office:value="4.60163994615102" calcext:value-type="float">
            <text:p>4,6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9" table:formula="of:=(2^[.C6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03.82" calcext:value-type="float">
            <text:p>303,8 MB</text:p>
          </table:table-cell>
          <table:table-cell table:style-name="ce3" office:value-type="float" office:value="293.45" calcext:value-type="float">
            <text:p>293,5 MB</text:p>
          </table:table-cell>
          <table:table-cell table:style-name="ce3" office:value-type="float" office:value="293.41" calcext:value-type="float">
            <text:p>293,4 MB</text:p>
          </table:table-cell>
          <table:table-cell office:value-type="float" office:value="58896" calcext:value-type="float">
            <text:p>58896</text:p>
          </table:table-cell>
          <table:table-cell office:value-type="float" office:value="58908" calcext:value-type="float">
            <text:p>58908</text:p>
          </table:table-cell>
          <table:table-cell/>
          <table:table-cell table:formula="of:=ROUND([.F7]/[.E7]*100;1)" office:value-type="float" office:value="96.6" calcext:value-type="float">
            <text:p>96,6 %</text:p>
          </table:table-cell>
          <table:table-cell table:style-name="ce6" table:formula="of:=ROUND([.G7]/[.F7]*100;1)" office:value-type="float" office:value="100" calcext:value-type="float">
            <text:p>100,0 %</text:p>
          </table:table-cell>
          <table:table-cell table:formula="of:=([.G7]*1024)/[.I7]" office:value-type="float" office:value="5.10035716710803" calcext:value-type="float">
            <text:p>5,1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9" table:formula="of:=(2^[.C7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02.74" calcext:value-type="float">
            <text:p>302,7 MB</text:p>
          </table:table-cell>
          <table:table-cell table:style-name="ce3" office:value-type="float" office:value="291.48" calcext:value-type="float">
            <text:p>291,5 MB</text:p>
          </table:table-cell>
          <table:table-cell table:style-name="ce3" office:value-type="float" office:value="291.46" calcext:value-type="float">
            <text:p>291,5 MB</text:p>
          </table:table-cell>
          <table:table-cell office:value-type="float" office:value="33226" calcext:value-type="float">
            <text:p>33226</text:p>
          </table:table-cell>
          <table:table-cell office:value-type="float" office:value="33233" calcext:value-type="float">
            <text:p>33233</text:p>
          </table:table-cell>
          <table:table-cell/>
          <table:table-cell table:formula="of:=ROUND([.F8]/[.E8]*100;1)" office:value-type="float" office:value="96.3" calcext:value-type="float">
            <text:p>96,3 %</text:p>
          </table:table-cell>
          <table:table-cell table:style-name="ce6" table:formula="of:=ROUND([.G8]/[.F8]*100;1)" office:value-type="float" office:value="100" calcext:value-type="float">
            <text:p>100,0 %</text:p>
          </table:table-cell>
          <table:table-cell table:formula="of:=([.G8]*1024)/[.I8]" office:value-type="float" office:value="8.98068305599855" calcext:value-type="float">
            <text:p>9,0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9" table:formula="of:=(2^[.C8])/1024" office:value-type="float" office:value="32" calcext:value-type="float">
            <text:p>3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02.58" calcext:value-type="float">
            <text:p>302,6 MB</text:p>
          </table:table-cell>
          <table:table-cell table:style-name="ce3" office:value-type="float" office:value="291.22" calcext:value-type="float">
            <text:p>291,2 MB</text:p>
          </table:table-cell>
          <table:table-cell table:style-name="ce3" office:value-type="float" office:value="291.2" calcext:value-type="float">
            <text:p>291,2 MB</text:p>
          </table:table-cell>
          <table:table-cell office:value-type="float" office:value="29332" calcext:value-type="float">
            <text:p>29332</text:p>
          </table:table-cell>
          <table:table-cell office:value-type="float" office:value="29337" calcext:value-type="float">
            <text:p>29337</text:p>
          </table:table-cell>
          <table:table-cell/>
          <table:table-cell table:formula="of:=ROUND([.F9]/[.E9]*100;1)" office:value-type="float" office:value="96.2" calcext:value-type="float">
            <text:p>96,2 %</text:p>
          </table:table-cell>
          <table:table-cell table:style-name="ce6" table:formula="of:=ROUND([.G9]/[.F9]*100;1)" office:value-type="float" office:value="100" calcext:value-type="float">
            <text:p>100,0 %</text:p>
          </table:table-cell>
          <table:table-cell table:formula="of:=([.G9]*1024)/[.I9]" office:value-type="float" office:value="10.1642567406347" calcext:value-type="float">
            <text:p>10,2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9" table:formula="of:=(2^[.C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02.05" calcext:value-type="float">
            <text:p>302,1 MB</text:p>
          </table:table-cell>
          <table:table-cell table:style-name="ce3" office:value-type="float" office:value="290.13" calcext:value-type="float">
            <text:p>290,1 MB</text:p>
          </table:table-cell>
          <table:table-cell table:style-name="ce3" office:value-type="float" office:value="290.12" calcext:value-type="float">
            <text:p>290,1 MB</text:p>
          </table:table-cell>
          <table:table-cell office:value-type="float" office:value="16676" calcext:value-type="float">
            <text:p>16676</text:p>
          </table:table-cell>
          <table:table-cell office:value-type="float" office:value="16677" calcext:value-type="float">
            <text:p>16677</text:p>
          </table:table-cell>
          <table:table-cell/>
          <table:table-cell table:formula="of:=ROUND([.F10]/[.E10]*100;1)" office:value-type="float" office:value="96.1" calcext:value-type="float">
            <text:p>96,1 %</text:p>
          </table:table-cell>
          <table:table-cell table:style-name="ce6" table:formula="of:=ROUND([.G10]/[.F10]*100;1)" office:value-type="float" office:value="100" calcext:value-type="float">
            <text:p>100,0 %</text:p>
          </table:table-cell>
          <table:table-cell table:formula="of:=([.G10]*1024)/[.I10]" office:value-type="float" office:value="17.813928164538" calcext:value-type="float">
            <text:p>17,8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9" table:formula="of:=(2^[.C10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01.96" calcext:value-type="float">
            <text:p>302,0 MB</text:p>
          </table:table-cell>
          <table:table-cell table:number-columns-repeated="2" table:style-name="ce3" office:value-type="float" office:value="289.96" calcext:value-type="float">
            <text:p>290,0 MB</text:p>
          </table:table-cell>
          <table:table-cell table:number-columns-repeated="2" office:value-type="float" office:value="14745" calcext:value-type="float">
            <text:p>14745</text:p>
          </table:table-cell>
          <table:table-cell/>
          <table:table-cell table:formula="of:=ROUND([.F11]/[.E11]*100;1)" office:value-type="float" office:value="96" calcext:value-type="float">
            <text:p>96,0 %</text:p>
          </table:table-cell>
          <table:table-cell table:style-name="ce6" table:formula="of:=ROUND([.G11]/[.F11]*100;1)" office:value-type="float" office:value="100" calcext:value-type="float">
            <text:p>100,0 %</text:p>
          </table:table-cell>
          <table:table-cell table:formula="of:=([.G11]*1024)/[.I11]" office:value-type="float" office:value="20.1369304849101" calcext:value-type="float">
            <text:p>20,1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9" table:formula="of:=(2^[.C11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01.69" calcext:value-type="float">
            <text:p>301,7 MB</text:p>
          </table:table-cell>
          <table:table-cell table:number-columns-repeated="2" table:style-name="ce3" office:value-type="float" office:value="289.3" calcext:value-type="float">
            <text:p>289,3 MB</text:p>
          </table:table-cell>
          <table:table-cell table:number-columns-repeated="2" office:value-type="float" office:value="8119" calcext:value-type="float">
            <text:p>8119</text:p>
          </table:table-cell>
          <table:table-cell/>
          <table:table-cell table:formula="of:=ROUND([.F12]/[.E12]*100;1)" office:value-type="float" office:value="95.9" calcext:value-type="float">
            <text:p>95,9 %</text:p>
          </table:table-cell>
          <table:table-cell table:style-name="ce6" table:formula="of:=ROUND([.G12]/[.F12]*100;1)" office:value-type="float" office:value="100" calcext:value-type="float">
            <text:p>100,0 %</text:p>
          </table:table-cell>
          <table:table-cell table:formula="of:=([.G12]*1024)/[.I12]" office:value-type="float" office:value="36.4876462618549" calcext:value-type="float">
            <text:p>36,5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4" calcext:value-type="float">
            <text:p>4,0 kB</text:p>
          </table:table-cell>
          <table:table-cell table:style-name="ce9" table:formula="of:=(2^[.C12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01.53" calcext:value-type="float">
            <text:p>301,5 MB</text:p>
          </table:table-cell>
          <table:table-cell table:number-columns-repeated="2" table:style-name="ce3" office:value-type="float" office:value="288.85" calcext:value-type="float">
            <text:p>288,9 MB</text:p>
          </table:table-cell>
          <table:table-cell table:number-columns-repeated="2" office:value-type="float" office:value="4148" calcext:value-type="float">
            <text:p>4148</text:p>
          </table:table-cell>
          <table:table-cell/>
          <table:table-cell table:formula="of:=ROUND([.F13]/[.E13]*100;1)" office:value-type="float" office:value="95.8" calcext:value-type="float">
            <text:p>95,8 %</text:p>
          </table:table-cell>
          <table:table-cell table:style-name="ce6" table:formula="of:=ROUND([.G13]/[.F13]*100;1)" office:value-type="float" office:value="100" calcext:value-type="float">
            <text:p>100,0 %</text:p>
          </table:table-cell>
          <table:table-cell table:formula="of:=([.G13]*1024)/[.I13]" office:value-type="float" office:value="71.3072324011572" calcext:value-type="float">
            <text:p>71,3 kB</text:p>
          </table:table-cell>
          <table:table-cell table:formula="of:=(2^MAX([.B13];MIN([.D13];[.C13])))/1024" office:value-type="float" office:value="64" calcext:value-type="float">
            <text:p>64,0 kB</text:p>
          </table:table-cell>
          <table:table-cell table:formula="of:=(2^[.B13])/1024" office:value-type="float" office:value="8" calcext:value-type="float">
            <text:p>8,0 kB</text:p>
          </table:table-cell>
          <table:table-cell table:style-name="ce9" table:formula="of:=(2^[.C13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01.44" calcext:value-type="float">
            <text:p>301,4 MB</text:p>
          </table:table-cell>
          <table:table-cell table:number-columns-repeated="2" table:style-name="ce3" office:value-type="float" office:value="288.63" calcext:value-type="float">
            <text:p>288,6 MB</text:p>
          </table:table-cell>
          <table:table-cell table:number-columns-repeated="2" office:value-type="float" office:value="2162" calcext:value-type="float">
            <text:p>2162</text:p>
          </table:table-cell>
          <table:table-cell/>
          <table:table-cell table:formula="of:=ROUND([.F14]/[.E14]*100;1)" office:value-type="float" office:value="95.8" calcext:value-type="float">
            <text:p>95,8 %</text:p>
          </table:table-cell>
          <table:table-cell table:style-name="ce6" table:formula="of:=ROUND([.G14]/[.F14]*100;1)" office:value-type="float" office:value="100" calcext:value-type="float">
            <text:p>100,0 %</text:p>
          </table:table-cell>
          <table:table-cell table:formula="of:=([.G14]*1024)/[.I14]" office:value-type="float" office:value="136.705420906568" calcext:value-type="float">
            <text:p>136,7 kB</text:p>
          </table:table-cell>
          <table:table-cell table:formula="of:=(2^MAX([.B14];MIN([.D14];[.C14])))/1024" office:value-type="float" office:value="128" calcext:value-type="float">
            <text:p>128,0 kB</text:p>
          </table:table-cell>
          <table:table-cell table:formula="of:=(2^[.B14])/1024" office:value-type="float" office:value="16" calcext:value-type="float">
            <text:p>16,0 kB</text:p>
          </table:table-cell>
          <table:table-cell table:style-name="ce9" table:formula="of:=(2^[.C14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01.4" calcext:value-type="float">
            <text:p>301,4 MB</text:p>
          </table:table-cell>
          <table:table-cell table:number-columns-repeated="2" table:style-name="ce3" office:value-type="float" office:value="288.53" calcext:value-type="float">
            <text:p>288,5 MB</text:p>
          </table:table-cell>
          <table:table-cell table:number-columns-repeated="2" office:value-type="float" office:value="1240" calcext:value-type="float">
            <text:p>1240</text:p>
          </table:table-cell>
          <table:table-cell/>
          <table:table-cell table:formula="of:=ROUND([.F15]/[.E15]*100;1)" office:value-type="float" office:value="95.7" calcext:value-type="float">
            <text:p>95,7 %</text:p>
          </table:table-cell>
          <table:table-cell table:style-name="ce6" table:formula="of:=ROUND([.G15]/[.F15]*100;1)" office:value-type="float" office:value="100" calcext:value-type="float">
            <text:p>100,0 %</text:p>
          </table:table-cell>
          <table:table-cell table:formula="of:=([.G15]*1024)/[.I15]" office:value-type="float" office:value="238.269935483871" calcext:value-type="float">
            <text:p>238,3 kB</text:p>
          </table:table-cell>
          <table:table-cell table:formula="of:=(2^MAX([.B15];MIN([.D15];[.C15])))/1024" office:value-type="float" office:value="256" calcext:value-type="float">
            <text:p>256,0 kB</text:p>
          </table:table-cell>
          <table:table-cell table:formula="of:=(2^[.B15])/1024" office:value-type="float" office:value="16" calcext:value-type="float">
            <text:p>16,0 kB</text:p>
          </table:table-cell>
          <table:table-cell table:style-name="ce9" table:formula="of:=(2^[.C15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01.37" calcext:value-type="float">
            <text:p>301,4 MB</text:p>
          </table:table-cell>
          <table:table-cell table:number-columns-repeated="2" table:style-name="ce3" office:value-type="float" office:value="288.47" calcext:value-type="float">
            <text:p>288,5 MB</text:p>
          </table:table-cell>
          <table:table-cell table:number-columns-repeated="2" office:value-type="float" office:value="660" calcext:value-type="float">
            <text:p>660</text:p>
          </table:table-cell>
          <table:table-cell/>
          <table:table-cell table:formula="of:=ROUND([.F16]/[.E16]*100;1)" office:value-type="float" office:value="95.7" calcext:value-type="float">
            <text:p>95,7 %</text:p>
          </table:table-cell>
          <table:table-cell table:style-name="ce6" table:formula="of:=ROUND([.G16]/[.F16]*100;1)" office:value-type="float" office:value="100" calcext:value-type="float">
            <text:p>100,0 %</text:p>
          </table:table-cell>
          <table:table-cell table:formula="of:=([.G16]*1024)/[.I16]" office:value-type="float" office:value="447.565575757576" calcext:value-type="float">
            <text:p>447,6 kB</text:p>
          </table:table-cell>
          <table:table-cell table:formula="of:=(2^MAX([.B16];MIN([.D16];[.C16])))/1024" office:value-type="float" office:value="512" calcext:value-type="float">
            <text:p>512,0 kB</text:p>
          </table:table-cell>
          <table:table-cell table:formula="of:=(2^[.B16])/1024" office:value-type="float" office:value="32" calcext:value-type="float">
            <text:p>32,0 kB</text:p>
          </table:table-cell>
          <table:table-cell table:style-name="ce9" table:formula="of:=(2^[.C16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01.36" calcext:value-type="float">
            <text:p>301,4 MB</text:p>
          </table:table-cell>
          <table:table-cell table:number-columns-repeated="2" table:style-name="ce3" office:value-type="float" office:value="288.44" calcext:value-type="float">
            <text:p>288,4 MB</text:p>
          </table:table-cell>
          <table:table-cell table:number-columns-repeated="2" office:value-type="float" office:value="396" calcext:value-type="float">
            <text:p>396</text:p>
          </table:table-cell>
          <table:table-cell/>
          <table:table-cell table:formula="of:=ROUND([.F17]/[.E17]*100;1)" office:value-type="float" office:value="95.7" calcext:value-type="float">
            <text:p>95,7 %</text:p>
          </table:table-cell>
          <table:table-cell table:style-name="ce6" table:formula="of:=ROUND([.G17]/[.F17]*100;1)" office:value-type="float" office:value="100" calcext:value-type="float">
            <text:p>100,0 %</text:p>
          </table:table-cell>
          <table:table-cell table:formula="of:=([.G17]*1024)/[.I17]" office:value-type="float" office:value="745.865050505051" calcext:value-type="float">
            <text:p>745,9 kB</text:p>
          </table:table-cell>
          <table:table-cell table:formula="of:=(2^MAX([.B17];MIN([.D17];[.C17])))/1024" office:value-type="float" office:value="1024" calcext:value-type="float">
            <text:p>1024,0 kB</text:p>
          </table:table-cell>
          <table:table-cell table:formula="of:=(2^[.B17])/1024" office:value-type="float" office:value="64" calcext:value-type="float">
            <text:p>64,0 kB</text:p>
          </table:table-cell>
          <table:table-cell table:style-name="ce9" table:formula="of:=(2^[.C17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01.35" calcext:value-type="float">
            <text:p>301,4 MB</text:p>
          </table:table-cell>
          <table:table-cell table:number-columns-repeated="2" table:style-name="ce3" office:value-type="float" office:value="288.41" calcext:value-type="float">
            <text:p>288,4 MB</text:p>
          </table:table-cell>
          <table:table-cell table:number-columns-repeated="2" office:value-type="float" office:value="179" calcext:value-type="float">
            <text:p>179</text:p>
          </table:table-cell>
          <table:table-cell/>
          <table:table-cell table:formula="of:=ROUND([.F18]/[.E18]*100;1)" office:value-type="float" office:value="95.7" calcext:value-type="float">
            <text:p>95,7 %</text:p>
          </table:table-cell>
          <table:table-cell table:style-name="ce6" table:formula="of:=ROUND([.G18]/[.F18]*100;1)" office:value-type="float" office:value="100" calcext:value-type="float">
            <text:p>100,0 %</text:p>
          </table:table-cell>
          <table:table-cell table:formula="of:=([.G18]*1024)/[.I18]" office:value-type="float" office:value="1649.89854748603" calcext:value-type="float">
            <text:p>1649,9 kB</text:p>
          </table:table-cell>
          <table:table-cell table:formula="of:=(2^MAX([.B18];MIN([.D18];[.C18])))/1024" office:value-type="float" office:value="2048" calcext:value-type="float">
            <text:p>2048,0 kB</text:p>
          </table:table-cell>
          <table:table-cell table:formula="of:=(2^[.B18])/1024" office:value-type="float" office:value="1024" calcext:value-type="float">
            <text:p>1024,0 kB</text:p>
          </table:table-cell>
          <table:table-cell table:style-name="ce9" table:formula="of:=(2^[.C18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3" office:value-type="float" office:value="301.4" calcext:value-type="float">
            <text:p>301,4 MB</text:p>
          </table:table-cell>
          <table:table-cell table:number-columns-repeated="2" table:style-name="ce3" office:value-type="float" office:value="288.51" calcext:value-type="float">
            <text:p>288,5 MB</text:p>
          </table:table-cell>
          <table:table-cell table:number-columns-repeated="2" office:value-type="float" office:value="1214" calcext:value-type="float">
            <text:p>1214</text:p>
          </table:table-cell>
          <table:table-cell/>
          <table:table-cell table:formula="of:=ROUND([.F19]/[.E19]*100;1)" office:value-type="float" office:value="95.7" calcext:value-type="float">
            <text:p>95,7 %</text:p>
          </table:table-cell>
          <table:table-cell table:style-name="ce6" table:formula="of:=ROUND([.G19]/[.F19]*100;1)" office:value-type="float" office:value="100" calcext:value-type="float">
            <text:p>100,0 %</text:p>
          </table:table-cell>
          <table:table-cell table:formula="of:=([.G19]*1024)/[.I19]" office:value-type="float" office:value="243.356046128501" calcext:value-type="float">
            <text:p>243,4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256" calcext:value-type="float">
            <text:p>256,0 kB</text:p>
          </table:table-cell>
          <table:table-cell table:style-name="ce9" table:formula="of:=(2^[.C1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 table:number-rows-repeated="11">
          <table:table-cell table:number-columns-repeated="11"/>
          <table:table-cell table:style-name="ce6"/>
          <table:table-cell table:number-columns-repeated="3"/>
          <table:table-cell table:style-name="ce9"/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4" table:number-columns-repeated="3"/>
          <table:table-cell table:style-name="ce1" table:number-columns-repeated="3"/>
          <table:table-cell/>
          <table:table-cell table:style-name="ce6"/>
          <table:table-cell table:style-name="ce8"/>
          <table:table-cell table:number-columns-repeated="2"/>
          <table:table-cell table:style-name="ce9"/>
          <table:table-cell table:style-name="ce1" table:number-columns-repeated="1008"/>
        </table:table-row>
        <table:table-row table:style-name="ro1" table:number-rows-repeated="28">
          <table:table-cell table:number-columns-repeated="11"/>
          <table:table-cell table:style-name="ce6"/>
          <table:table-cell table:number-columns-repeated="3"/>
          <table:table-cell table:style-name="ce9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zma" table:style-name="ta1">
        <table:shapes>
          <draw:frame draw:z-index="0" draw:style-name="gr1" draw:text-style-name="P1" svg:width="260mm" svg:height="150mm" svg:x="0mm" svg:y="150mm">
            <loext:p draw:notify-on-update-of-ranges="lzma.M2:lzma.M30 lzma.L2:lzma.L30 lzma.M2:lzma.M30 lzma.K2:lzma.K30 lzma.M2:lzma.M30 lzma.G2:lzma.G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0mm" svg:height="150mm" svg:x="270.68mm" svg:y="150mm">
            <loext:p draw:notify-on-update-of-ranges="lzma.P1:lzma.P1 lzma.P2:lzma.P19 lzma.M1:lzma.M1 lzma.M2:lzma.M19 lzma.N1:lzma.N1 lzma.N2:lzma.N19 lzma.O1:lzma.O1 lzma.O2:lzma.O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9" table:number-columns-repeated="1008" table:default-cell-style-name="Default"/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/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9" office:value-type="string" calcext:value-type="string">
            <text:p>Chunksize Avg (actual)</text:p>
          </table:table-cell>
          <table:table-cell office:value-type="string" calcext:value-type="string">
            <text:p>Chunksize Avg (conf)</text:p>
          </table:table-cell>
          <table:table-cell office:value-type="string" calcext:value-type="string">
            <text:p>Chunksize Min (conf)</text:p>
          </table:table-cell>
          <table:table-cell office:value-type="string" calcext:value-type="string">
            <text:p>Chunksize Max (conf)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04.44" calcext:value-type="float">
            <text:p>304,4 MB</text:p>
          </table:table-cell>
          <table:table-cell table:number-columns-repeated="2" table:style-name="ce3" office:value-type="float" office:value="297.94" calcext:value-type="float">
            <text:p>297,9 MB</text:p>
          </table:table-cell>
          <table:table-cell office:value-type="float" office:value="73756" calcext:value-type="float">
            <text:p>73756</text:p>
          </table:table-cell>
          <table:table-cell office:value-type="float" office:value="73774" calcext:value-type="float">
            <text:p>73774</text:p>
          </table:table-cell>
          <table:table-cell/>
          <table:table-cell table:formula="of:=ROUND([.F2]/[.E2]*100;1)" office:value-type="float" office:value="97.9" calcext:value-type="float">
            <text:p>97,9 %</text:p>
          </table:table-cell>
          <table:table-cell table:style-name="ce6" table:formula="of:=ROUND([.G2]/[.F2]*100;1)" office:value-type="float" office:value="100" calcext:value-type="float">
            <text:p>100,0 %</text:p>
          </table:table-cell>
          <table:table-cell table:formula="of:=([.G2]*1024)/[.I2]" office:value-type="float" office:value="4.13547537072681" calcext:value-type="float">
            <text:p>4,1 kB</text:p>
          </table:table-cell>
          <table:table-cell table:formula="of:=(2^MAX([.B2];MIN([.D2];[.C2])))/1024" office:value-type="float" office:value="1" calcext:value-type="float">
            <text:p>1,0 kB</text:p>
          </table:table-cell>
          <table:table-cell table:formula="of:=(2^[.B2])/1024" office:value-type="float" office:value="0.25" calcext:value-type="float">
            <text:p>0,3 kB</text:p>
          </table:table-cell>
          <table:table-cell table:style-name="ce9" table:formula="of:=(2^[.C2])/1024" office:value-type="float" office:value="4" calcext:value-type="float">
            <text:p>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09.59" calcext:value-type="float">
            <text:p>309,6 MB</text:p>
          </table:table-cell>
          <table:table-cell table:style-name="ce3" office:value-type="float" office:value="310.36" calcext:value-type="float">
            <text:p>310,4 MB</text:p>
          </table:table-cell>
          <table:table-cell table:style-name="ce3" office:value-type="float" office:value="310.28" calcext:value-type="float">
            <text:p>310,3 MB</text:p>
          </table:table-cell>
          <table:table-cell office:value-type="float" office:value="196449" calcext:value-type="float">
            <text:p>196449</text:p>
          </table:table-cell>
          <table:table-cell office:value-type="float" office:value="196511" calcext:value-type="float">
            <text:p>196511</text:p>
          </table:table-cell>
          <table:table-cell/>
          <table:table-cell table:formula="of:=ROUND([.F3]/[.E3]*100;1)" office:value-type="float" office:value="100.2" calcext:value-type="float">
            <text:p>100,2 %</text:p>
          </table:table-cell>
          <table:table-cell table:style-name="ce6" table:formula="of:=ROUND([.G3]/[.F3]*100;1)" office:value-type="float" office:value="100" calcext:value-type="float">
            <text:p>100,0 %</text:p>
          </table:table-cell>
          <table:table-cell table:formula="of:=([.G3]*1024)/[.I3]" office:value-type="float" office:value="1.61683936268199" calcext:value-type="float">
            <text:p>1,6 kB</text:p>
          </table:table-cell>
          <table:table-cell table:formula="of:=(2^MAX([.B3];MIN([.D3];[.C3])))/1024" office:value-type="float" office:value="1" calcext:value-type="float">
            <text:p>1,0 kB</text:p>
          </table:table-cell>
          <table:table-cell table:formula="of:=(2^[.B3])/1024" office:value-type="float" office:value="0.5" calcext:value-type="float">
            <text:p>0,5 kB</text:p>
          </table:table-cell>
          <table:table-cell table:style-name="ce9" table:formula="of:=(2^[.C3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6.18" calcext:value-type="float">
            <text:p>306,2 MB</text:p>
          </table:table-cell>
          <table:table-cell table:style-name="ce3" office:value-type="float" office:value="302.02" calcext:value-type="float">
            <text:p>302,0 MB</text:p>
          </table:table-cell>
          <table:table-cell table:style-name="ce3" office:value-type="float" office:value="301.99" calcext:value-type="float">
            <text:p>302,0 MB</text:p>
          </table:table-cell>
          <table:table-cell office:value-type="float" office:value="115137" calcext:value-type="float">
            <text:p>115137</text:p>
          </table:table-cell>
          <table:table-cell office:value-type="float" office:value="115165" calcext:value-type="float">
            <text:p>115165</text:p>
          </table:table-cell>
          <table:table-cell/>
          <table:table-cell table:formula="of:=ROUND([.F4]/[.E4]*100;1)" office:value-type="float" office:value="98.6" calcext:value-type="float">
            <text:p>98,6 %</text:p>
          </table:table-cell>
          <table:table-cell table:style-name="ce6" table:formula="of:=ROUND([.G4]/[.F4]*100;1)" office:value-type="float" office:value="100" calcext:value-type="float">
            <text:p>100,0 %</text:p>
          </table:table-cell>
          <table:table-cell table:formula="of:=([.G4]*1024)/[.I4]" office:value-type="float" office:value="2.68517136282725" calcext:value-type="float">
            <text:p>2,7 kB</text:p>
          </table:table-cell>
          <table:table-cell table:formula="of:=(2^MAX([.B4];MIN([.D4];[.C4])))/1024" office:value-type="float" office:value="2" calcext:value-type="float">
            <text:p>2,0 kB</text:p>
          </table:table-cell>
          <table:table-cell table:formula="of:=(2^[.B4])/1024" office:value-type="float" office:value="0.25" calcext:value-type="float">
            <text:p>0,3 kB</text:p>
          </table:table-cell>
          <table:table-cell table:style-name="ce9" table:formula="of:=(2^[.C4])/1024" office:value-type="float" office:value="8" calcext:value-type="float">
            <text:p>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6.29" calcext:value-type="float">
            <text:p>306,3 MB</text:p>
          </table:table-cell>
          <table:table-cell table:style-name="ce3" office:value-type="float" office:value="302.5" calcext:value-type="float">
            <text:p>302,5 MB</text:p>
          </table:table-cell>
          <table:table-cell table:style-name="ce3" office:value-type="float" office:value="302.44" calcext:value-type="float">
            <text:p>302,4 MB</text:p>
          </table:table-cell>
          <table:table-cell office:value-type="float" office:value="117901" calcext:value-type="float">
            <text:p>117901</text:p>
          </table:table-cell>
          <table:table-cell office:value-type="float" office:value="117930" calcext:value-type="float">
            <text:p>117930</text:p>
          </table:table-cell>
          <table:table-cell/>
          <table:table-cell table:formula="of:=ROUND([.F5]/[.E5]*100;1)" office:value-type="float" office:value="98.8" calcext:value-type="float">
            <text:p>98,8 %</text:p>
          </table:table-cell>
          <table:table-cell table:style-name="ce6" table:formula="of:=ROUND([.G5]/[.F5]*100;1)" office:value-type="float" office:value="100" calcext:value-type="float">
            <text:p>100,0 %</text:p>
          </table:table-cell>
          <table:table-cell table:formula="of:=([.G5]*1024)/[.I5]" office:value-type="float" office:value="2.62612193674214" calcext:value-type="float">
            <text:p>2,6 kB</text:p>
          </table:table-cell>
          <table:table-cell table:formula="of:=(2^MAX([.B5];MIN([.D5];[.C5])))/1024" office:value-type="float" office:value="2" calcext:value-type="float">
            <text:p>2,0 kB</text:p>
          </table:table-cell>
          <table:table-cell table:formula="of:=(2^[.B5])/1024" office:value-type="float" office:value="0.5" calcext:value-type="float">
            <text:p>0,5 kB</text:p>
          </table:table-cell>
          <table:table-cell table:style-name="ce9" table:formula="of:=(2^[.C5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04.09" calcext:value-type="float">
            <text:p>304,1 MB</text:p>
          </table:table-cell>
          <table:table-cell table:style-name="ce3" office:value-type="float" office:value="296.92" calcext:value-type="float">
            <text:p>296,9 MB</text:p>
          </table:table-cell>
          <table:table-cell table:style-name="ce3" office:value-type="float" office:value="296.88" calcext:value-type="float">
            <text:p>296,9 MB</text:p>
          </table:table-cell>
          <table:table-cell office:value-type="float" office:value="65346" calcext:value-type="float">
            <text:p>65346</text:p>
          </table:table-cell>
          <table:table-cell office:value-type="float" office:value="65361" calcext:value-type="float">
            <text:p>65361</text:p>
          </table:table-cell>
          <table:table-cell/>
          <table:table-cell table:formula="of:=ROUND([.F6]/[.E6]*100;1)" office:value-type="float" office:value="97.6" calcext:value-type="float">
            <text:p>97,6 %</text:p>
          </table:table-cell>
          <table:table-cell table:style-name="ce6" table:formula="of:=ROUND([.G6]/[.F6]*100;1)" office:value-type="float" office:value="100" calcext:value-type="float">
            <text:p>100,0 %</text:p>
          </table:table-cell>
          <table:table-cell table:formula="of:=([.G6]*1024)/[.I6]" office:value-type="float" office:value="4.65116996373985" calcext:value-type="float">
            <text:p>4,7 kB</text:p>
          </table:table-cell>
          <table:table-cell table:formula="of:=(2^MAX([.B6];MIN([.D6];[.C6])))/1024" office:value-type="float" office:value="4" calcext:value-type="float">
            <text:p>4,0 kB</text:p>
          </table:table-cell>
          <table:table-cell table:formula="of:=(2^[.B6])/1024" office:value-type="float" office:value="0.5" calcext:value-type="float">
            <text:p>0,5 kB</text:p>
          </table:table-cell>
          <table:table-cell table:style-name="ce9" table:formula="of:=(2^[.C6])/1024" office:value-type="float" office:value="16" calcext:value-type="float">
            <text:p>1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03.82" calcext:value-type="float">
            <text:p>303,8 MB</text:p>
          </table:table-cell>
          <table:table-cell table:style-name="ce3" office:value-type="float" office:value="296.28" calcext:value-type="float">
            <text:p>296,3 MB</text:p>
          </table:table-cell>
          <table:table-cell table:style-name="ce3" office:value-type="float" office:value="296.24" calcext:value-type="float">
            <text:p>296,2 MB</text:p>
          </table:table-cell>
          <table:table-cell office:value-type="float" office:value="58900" calcext:value-type="float">
            <text:p>58900</text:p>
          </table:table-cell>
          <table:table-cell office:value-type="float" office:value="58912" calcext:value-type="float">
            <text:p>58912</text:p>
          </table:table-cell>
          <table:table-cell/>
          <table:table-cell table:formula="of:=ROUND([.F7]/[.E7]*100;1)" office:value-type="float" office:value="97.5" calcext:value-type="float">
            <text:p>97,5 %</text:p>
          </table:table-cell>
          <table:table-cell table:style-name="ce6" table:formula="of:=ROUND([.G7]/[.F7]*100;1)" office:value-type="float" office:value="100" calcext:value-type="float">
            <text:p>100,0 %</text:p>
          </table:table-cell>
          <table:table-cell table:formula="of:=([.G7]*1024)/[.I7]" office:value-type="float" office:value="5.14920152091255" calcext:value-type="float">
            <text:p>5,1 kB</text:p>
          </table:table-cell>
          <table:table-cell table:formula="of:=(2^MAX([.B7];MIN([.D7];[.C7])))/1024" office:value-type="float" office:value="4" calcext:value-type="float">
            <text:p>4,0 kB</text:p>
          </table:table-cell>
          <table:table-cell table:formula="of:=(2^[.B7])/1024" office:value-type="float" office:value="1" calcext:value-type="float">
            <text:p>1,0 kB</text:p>
          </table:table-cell>
          <table:table-cell table:style-name="ce9" table:formula="of:=(2^[.C7])/1024" office:value-type="float" office:value="128" calcext:value-type="float">
            <text:p>12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02.74" calcext:value-type="float">
            <text:p>302,7 MB</text:p>
          </table:table-cell>
          <table:table-cell table:style-name="ce3" office:value-type="float" office:value="293.22" calcext:value-type="float">
            <text:p>293,2 MB</text:p>
          </table:table-cell>
          <table:table-cell table:style-name="ce3" office:value-type="float" office:value="293.19" calcext:value-type="float">
            <text:p>293,2 MB</text:p>
          </table:table-cell>
          <table:table-cell office:value-type="float" office:value="33232" calcext:value-type="float">
            <text:p>33232</text:p>
          </table:table-cell>
          <table:table-cell office:value-type="float" office:value="33239" calcext:value-type="float">
            <text:p>33239</text:p>
          </table:table-cell>
          <table:table-cell/>
          <table:table-cell table:formula="of:=ROUND([.F8]/[.E8]*100;1)" office:value-type="float" office:value="96.9" calcext:value-type="float">
            <text:p>96,9 %</text:p>
          </table:table-cell>
          <table:table-cell table:style-name="ce6" table:formula="of:=ROUND([.G8]/[.F8]*100;1)" office:value-type="float" office:value="100" calcext:value-type="float">
            <text:p>100,0 %</text:p>
          </table:table-cell>
          <table:table-cell table:formula="of:=([.G8]*1024)/[.I8]" office:value-type="float" office:value="9.03235837419898" calcext:value-type="float">
            <text:p>9,0 kB</text:p>
          </table:table-cell>
          <table:table-cell table:formula="of:=(2^MAX([.B8];MIN([.D8];[.C8])))/1024" office:value-type="float" office:value="8" calcext:value-type="float">
            <text:p>8,0 kB</text:p>
          </table:table-cell>
          <table:table-cell table:formula="of:=(2^[.B8])/1024" office:value-type="float" office:value="1" calcext:value-type="float">
            <text:p>1,0 kB</text:p>
          </table:table-cell>
          <table:table-cell table:style-name="ce9" table:formula="of:=(2^[.C8])/1024" office:value-type="float" office:value="32" calcext:value-type="float">
            <text:p>3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302.58" calcext:value-type="float">
            <text:p>302,6 MB</text:p>
          </table:table-cell>
          <table:table-cell table:style-name="ce3" office:value-type="float" office:value="292.78" calcext:value-type="float">
            <text:p>292,8 MB</text:p>
          </table:table-cell>
          <table:table-cell table:style-name="ce3" office:value-type="float" office:value="292.76" calcext:value-type="float">
            <text:p>292,8 MB</text:p>
          </table:table-cell>
          <table:table-cell office:value-type="float" office:value="29334" calcext:value-type="float">
            <text:p>29334</text:p>
          </table:table-cell>
          <table:table-cell office:value-type="float" office:value="29339" calcext:value-type="float">
            <text:p>29339</text:p>
          </table:table-cell>
          <table:table-cell/>
          <table:table-cell table:formula="of:=ROUND([.F9]/[.E9]*100;1)" office:value-type="float" office:value="96.8" calcext:value-type="float">
            <text:p>96,8 %</text:p>
          </table:table-cell>
          <table:table-cell table:style-name="ce6" table:formula="of:=ROUND([.G9]/[.F9]*100;1)" office:value-type="float" office:value="100" calcext:value-type="float">
            <text:p>100,0 %</text:p>
          </table:table-cell>
          <table:table-cell table:formula="of:=([.G9]*1024)/[.I9]" office:value-type="float" office:value="10.2180115205017" calcext:value-type="float">
            <text:p>10,2 kB</text:p>
          </table:table-cell>
          <table:table-cell table:formula="of:=(2^MAX([.B9];MIN([.D9];[.C9])))/1024" office:value-type="float" office:value="8" calcext:value-type="float">
            <text:p>8,0 kB</text:p>
          </table:table-cell>
          <table:table-cell table:formula="of:=(2^[.B9])/1024" office:value-type="float" office:value="2" calcext:value-type="float">
            <text:p>2,0 kB</text:p>
          </table:table-cell>
          <table:table-cell table:style-name="ce9" table:formula="of:=(2^[.C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02.05" calcext:value-type="float">
            <text:p>302,1 MB</text:p>
          </table:table-cell>
          <table:table-cell table:number-columns-repeated="2" table:style-name="ce3" office:value-type="float" office:value="290.94" calcext:value-type="float">
            <text:p>290,9 MB</text:p>
          </table:table-cell>
          <table:table-cell office:value-type="float" office:value="16661" calcext:value-type="float">
            <text:p>16661</text:p>
          </table:table-cell>
          <table:table-cell office:value-type="float" office:value="16662" calcext:value-type="float">
            <text:p>16662</text:p>
          </table:table-cell>
          <table:table-cell/>
          <table:table-cell table:formula="of:=ROUND([.F10]/[.E10]*100;1)" office:value-type="float" office:value="96.3" calcext:value-type="float">
            <text:p>96,3 %</text:p>
          </table:table-cell>
          <table:table-cell table:style-name="ce6" table:formula="of:=ROUND([.G10]/[.F10]*100;1)" office:value-type="float" office:value="100" calcext:value-type="float">
            <text:p>100,0 %</text:p>
          </table:table-cell>
          <table:table-cell table:formula="of:=([.G10]*1024)/[.I10]" office:value-type="float" office:value="17.8803601008282" calcext:value-type="float">
            <text:p>17,9 kB</text:p>
          </table:table-cell>
          <table:table-cell table:formula="of:=(2^MAX([.B10];MIN([.D10];[.C10])))/1024" office:value-type="float" office:value="16" calcext:value-type="float">
            <text:p>16,0 kB</text:p>
          </table:table-cell>
          <table:table-cell table:formula="of:=(2^[.B10])/1024" office:value-type="float" office:value="2" calcext:value-type="float">
            <text:p>2,0 kB</text:p>
          </table:table-cell>
          <table:table-cell table:style-name="ce9" table:formula="of:=(2^[.C10])/1024" office:value-type="float" office:value="64" calcext:value-type="float">
            <text:p>6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301.97" calcext:value-type="float">
            <text:p>302,0 MB</text:p>
          </table:table-cell>
          <table:table-cell table:number-columns-repeated="2" table:style-name="ce3" office:value-type="float" office:value="290.67" calcext:value-type="float">
            <text:p>290,7 MB</text:p>
          </table:table-cell>
          <table:table-cell table:number-columns-repeated="2" office:value-type="float" office:value="14761" calcext:value-type="float">
            <text:p>14761</text:p>
          </table:table-cell>
          <table:table-cell/>
          <table:table-cell table:formula="of:=ROUND([.F11]/[.E11]*100;1)" office:value-type="float" office:value="96.3" calcext:value-type="float">
            <text:p>96,3 %</text:p>
          </table:table-cell>
          <table:table-cell table:style-name="ce6" table:formula="of:=ROUND([.G11]/[.F11]*100;1)" office:value-type="float" office:value="100" calcext:value-type="float">
            <text:p>100,0 %</text:p>
          </table:table-cell>
          <table:table-cell table:formula="of:=([.G11]*1024)/[.I11]" office:value-type="float" office:value="20.1643574283585" calcext:value-type="float">
            <text:p>20,2 kB</text:p>
          </table:table-cell>
          <table:table-cell table:formula="of:=(2^MAX([.B11];MIN([.D11];[.C11])))/1024" office:value-type="float" office:value="16" calcext:value-type="float">
            <text:p>16,0 kB</text:p>
          </table:table-cell>
          <table:table-cell table:formula="of:=(2^[.B11])/1024" office:value-type="float" office:value="4" calcext:value-type="float">
            <text:p>4,0 kB</text:p>
          </table:table-cell>
          <table:table-cell table:style-name="ce9" table:formula="of:=(2^[.C11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301.69" calcext:value-type="float">
            <text:p>301,7 MB</text:p>
          </table:table-cell>
          <table:table-cell table:number-columns-repeated="2" table:style-name="ce3" office:value-type="float" office:value="289.41" calcext:value-type="float">
            <text:p>289,4 MB</text:p>
          </table:table-cell>
          <table:table-cell table:number-columns-repeated="2" office:value-type="float" office:value="8122" calcext:value-type="float">
            <text:p>8122</text:p>
          </table:table-cell>
          <table:table-cell/>
          <table:table-cell table:formula="of:=ROUND([.F12]/[.E12]*100;1)" office:value-type="float" office:value="95.9" calcext:value-type="float">
            <text:p>95,9 %</text:p>
          </table:table-cell>
          <table:table-cell table:style-name="ce6" table:formula="of:=ROUND([.G12]/[.F12]*100;1)" office:value-type="float" office:value="100" calcext:value-type="float">
            <text:p>100,0 %</text:p>
          </table:table-cell>
          <table:table-cell table:formula="of:=([.G12]*1024)/[.I12]" office:value-type="float" office:value="36.4880374292046" calcext:value-type="float">
            <text:p>36,5 kB</text:p>
          </table:table-cell>
          <table:table-cell table:formula="of:=(2^MAX([.B12];MIN([.D12];[.C12])))/1024" office:value-type="float" office:value="32" calcext:value-type="float">
            <text:p>32,0 kB</text:p>
          </table:table-cell>
          <table:table-cell table:formula="of:=(2^[.B12])/1024" office:value-type="float" office:value="4" calcext:value-type="float">
            <text:p>4,0 kB</text:p>
          </table:table-cell>
          <table:table-cell table:style-name="ce9" table:formula="of:=(2^[.C12])/1024" office:value-type="float" office:value="512" calcext:value-type="float">
            <text:p>51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301.53" calcext:value-type="float">
            <text:p>301,5 MB</text:p>
          </table:table-cell>
          <table:table-cell table:number-columns-repeated="2" table:style-name="ce3" office:value-type="float" office:value="288.47" calcext:value-type="float">
            <text:p>288,5 MB</text:p>
          </table:table-cell>
          <table:table-cell table:number-columns-repeated="2" office:value-type="float" office:value="4148" calcext:value-type="float">
            <text:p>4148</text:p>
          </table:table-cell>
          <table:table-cell/>
          <table:table-cell table:formula="of:=ROUND([.F13]/[.E13]*100;1)" office:value-type="float" office:value="95.7" calcext:value-type="float">
            <text:p>95,7 %</text:p>
          </table:table-cell>
          <table:table-cell table:style-name="ce6" table:formula="of:=ROUND([.G13]/[.F13]*100;1)" office:value-type="float" office:value="100" calcext:value-type="float">
            <text:p>100,0 %</text:p>
          </table:table-cell>
          <table:table-cell table:formula="of:=([.G13]*1024)/[.I13]" office:value-type="float" office:value="71.2134233365477" calcext:value-type="float">
            <text:p>71,2 kB</text:p>
          </table:table-cell>
          <table:table-cell table:formula="of:=(2^MAX([.B13];MIN([.D13];[.C13])))/1024" office:value-type="float" office:value="64" calcext:value-type="float">
            <text:p>64,0 kB</text:p>
          </table:table-cell>
          <table:table-cell table:formula="of:=(2^[.B13])/1024" office:value-type="float" office:value="8" calcext:value-type="float">
            <text:p>8,0 kB</text:p>
          </table:table-cell>
          <table:table-cell table:style-name="ce9" table:formula="of:=(2^[.C13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301.44" calcext:value-type="float">
            <text:p>301,4 MB</text:p>
          </table:table-cell>
          <table:table-cell table:number-columns-repeated="2" table:style-name="ce3" office:value-type="float" office:value="287.8" calcext:value-type="float">
            <text:p>287,8 MB</text:p>
          </table:table-cell>
          <table:table-cell table:number-columns-repeated="2" office:value-type="float" office:value="2161" calcext:value-type="float">
            <text:p>2161</text:p>
          </table:table-cell>
          <table:table-cell/>
          <table:table-cell table:formula="of:=ROUND([.F14]/[.E14]*100;1)" office:value-type="float" office:value="95.5" calcext:value-type="float">
            <text:p>95,5 %</text:p>
          </table:table-cell>
          <table:table-cell table:style-name="ce6" table:formula="of:=ROUND([.G14]/[.F14]*100;1)" office:value-type="float" office:value="100" calcext:value-type="float">
            <text:p>100,0 %</text:p>
          </table:table-cell>
          <table:table-cell table:formula="of:=([.G14]*1024)/[.I14]" office:value-type="float" office:value="136.3753817677" calcext:value-type="float">
            <text:p>136,4 kB</text:p>
          </table:table-cell>
          <table:table-cell table:formula="of:=(2^MAX([.B14];MIN([.D14];[.C14])))/1024" office:value-type="float" office:value="128" calcext:value-type="float">
            <text:p>128,0 kB</text:p>
          </table:table-cell>
          <table:table-cell table:formula="of:=(2^[.B14])/1024" office:value-type="float" office:value="16" calcext:value-type="float">
            <text:p>16,0 kB</text:p>
          </table:table-cell>
          <table:table-cell table:style-name="ce9" table:formula="of:=(2^[.C14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301.4" calcext:value-type="float">
            <text:p>301,4 MB</text:p>
          </table:table-cell>
          <table:table-cell table:number-columns-repeated="2" table:style-name="ce3" office:value-type="float" office:value="287.36" calcext:value-type="float">
            <text:p>287,4 MB</text:p>
          </table:table-cell>
          <table:table-cell table:number-columns-repeated="2" office:value-type="float" office:value="1239" calcext:value-type="float">
            <text:p>1239</text:p>
          </table:table-cell>
          <table:table-cell/>
          <table:table-cell table:formula="of:=ROUND([.F15]/[.E15]*100;1)" office:value-type="float" office:value="95.3" calcext:value-type="float">
            <text:p>95,3 %</text:p>
          </table:table-cell>
          <table:table-cell table:style-name="ce6" table:formula="of:=ROUND([.G15]/[.F15]*100;1)" office:value-type="float" office:value="100" calcext:value-type="float">
            <text:p>100,0 %</text:p>
          </table:table-cell>
          <table:table-cell table:formula="of:=([.G15]*1024)/[.I15]" office:value-type="float" office:value="237.495270379338" calcext:value-type="float">
            <text:p>237,5 kB</text:p>
          </table:table-cell>
          <table:table-cell table:formula="of:=(2^MAX([.B15];MIN([.D15];[.C15])))/1024" office:value-type="float" office:value="256" calcext:value-type="float">
            <text:p>256,0 kB</text:p>
          </table:table-cell>
          <table:table-cell table:formula="of:=(2^[.B15])/1024" office:value-type="float" office:value="16" calcext:value-type="float">
            <text:p>16,0 kB</text:p>
          </table:table-cell>
          <table:table-cell table:style-name="ce9" table:formula="of:=(2^[.C15])/1024" office:value-type="float" office:value="1024" calcext:value-type="float">
            <text:p>1024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301.37" calcext:value-type="float">
            <text:p>301,4 MB</text:p>
          </table:table-cell>
          <table:table-cell table:number-columns-repeated="2" table:style-name="ce3" office:value-type="float" office:value="286.88" calcext:value-type="float">
            <text:p>286,9 MB</text:p>
          </table:table-cell>
          <table:table-cell table:number-columns-repeated="2" office:value-type="float" office:value="656" calcext:value-type="float">
            <text:p>656</text:p>
          </table:table-cell>
          <table:table-cell/>
          <table:table-cell table:formula="of:=ROUND([.F16]/[.E16]*100;1)" office:value-type="float" office:value="95.2" calcext:value-type="float">
            <text:p>95,2 %</text:p>
          </table:table-cell>
          <table:table-cell table:style-name="ce6" table:formula="of:=ROUND([.G16]/[.F16]*100;1)" office:value-type="float" office:value="100" calcext:value-type="float">
            <text:p>100,0 %</text:p>
          </table:table-cell>
          <table:table-cell table:formula="of:=([.G16]*1024)/[.I16]" office:value-type="float" office:value="447.812682926829" calcext:value-type="float">
            <text:p>447,8 kB</text:p>
          </table:table-cell>
          <table:table-cell table:formula="of:=(2^MAX([.B16];MIN([.D16];[.C16])))/1024" office:value-type="float" office:value="512" calcext:value-type="float">
            <text:p>512,0 kB</text:p>
          </table:table-cell>
          <table:table-cell table:formula="of:=(2^[.B16])/1024" office:value-type="float" office:value="32" calcext:value-type="float">
            <text:p>32,0 kB</text:p>
          </table:table-cell>
          <table:table-cell table:style-name="ce9" table:formula="of:=(2^[.C16])/1024" office:value-type="float" office:value="2048" calcext:value-type="float">
            <text:p>2048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301.36" calcext:value-type="float">
            <text:p>301,4 MB</text:p>
          </table:table-cell>
          <table:table-cell table:number-columns-repeated="2" table:style-name="ce3" office:value-type="float" office:value="286.53" calcext:value-type="float">
            <text:p>286,5 MB</text:p>
          </table:table-cell>
          <table:table-cell table:number-columns-repeated="2" office:value-type="float" office:value="396" calcext:value-type="float">
            <text:p>396</text:p>
          </table:table-cell>
          <table:table-cell/>
          <table:table-cell table:formula="of:=ROUND([.F17]/[.E17]*100;1)" office:value-type="float" office:value="95.1" calcext:value-type="float">
            <text:p>95,1 %</text:p>
          </table:table-cell>
          <table:table-cell table:style-name="ce6" table:formula="of:=ROUND([.G17]/[.F17]*100;1)" office:value-type="float" office:value="100" calcext:value-type="float">
            <text:p>100,0 %</text:p>
          </table:table-cell>
          <table:table-cell table:formula="of:=([.G17]*1024)/[.I17]" office:value-type="float" office:value="740.926060606061" calcext:value-type="float">
            <text:p>740,9 kB</text:p>
          </table:table-cell>
          <table:table-cell table:formula="of:=(2^MAX([.B17];MIN([.D17];[.C17])))/1024" office:value-type="float" office:value="1024" calcext:value-type="float">
            <text:p>1024,0 kB</text:p>
          </table:table-cell>
          <table:table-cell table:formula="of:=(2^[.B17])/1024" office:value-type="float" office:value="64" calcext:value-type="float">
            <text:p>64,0 kB</text:p>
          </table:table-cell>
          <table:table-cell table:style-name="ce9" table:formula="of:=(2^[.C17])/1024" office:value-type="float" office:value="4096" calcext:value-type="float">
            <text:p>4096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301.35" calcext:value-type="float">
            <text:p>301,4 MB</text:p>
          </table:table-cell>
          <table:table-cell table:number-columns-repeated="2" table:style-name="ce3" office:value-type="float" office:value="286.19" calcext:value-type="float">
            <text:p>286,2 MB</text:p>
          </table:table-cell>
          <table:table-cell table:number-columns-repeated="2" office:value-type="float" office:value="181" calcext:value-type="float">
            <text:p>181</text:p>
          </table:table-cell>
          <table:table-cell/>
          <table:table-cell table:formula="of:=ROUND([.F18]/[.E18]*100;1)" office:value-type="float" office:value="95" calcext:value-type="float">
            <text:p>95,0 %</text:p>
          </table:table-cell>
          <table:table-cell table:style-name="ce6" table:formula="of:=ROUND([.G18]/[.F18]*100;1)" office:value-type="float" office:value="100" calcext:value-type="float">
            <text:p>100,0 %</text:p>
          </table:table-cell>
          <table:table-cell table:formula="of:=([.G18]*1024)/[.I18]" office:value-type="float" office:value="1619.10806629834" calcext:value-type="float">
            <text:p>1619,1 kB</text:p>
          </table:table-cell>
          <table:table-cell table:formula="of:=(2^MAX([.B18];MIN([.D18];[.C18])))/1024" office:value-type="float" office:value="2048" calcext:value-type="float">
            <text:p>2048,0 kB</text:p>
          </table:table-cell>
          <table:table-cell table:formula="of:=(2^[.B18])/1024" office:value-type="float" office:value="1024" calcext:value-type="float">
            <text:p>1024,0 kB</text:p>
          </table:table-cell>
          <table:table-cell table:style-name="ce9" table:formula="of:=(2^[.C18])/1024" office:value-type="float" office:value="8192" calcext:value-type="float">
            <text:p>8192,0 kB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3" office:value-type="float" office:value="18" calcext:value-type="float">
            <text:p>18</text:p>
          </table:table-cell>
          <table:table-cell table:style-name="ce3" office:value-type="float" office:value="301.4" calcext:value-type="float">
            <text:p>301,4 MB</text:p>
          </table:table-cell>
          <table:table-cell table:number-columns-repeated="2" table:style-name="ce3" office:value-type="float" office:value="287.46" calcext:value-type="float">
            <text:p>287,5 MB</text:p>
          </table:table-cell>
          <table:table-cell table:number-columns-repeated="2" office:value-type="float" office:value="1213" calcext:value-type="float">
            <text:p>1213</text:p>
          </table:table-cell>
          <table:table-cell/>
          <table:table-cell table:formula="of:=ROUND([.F19]/[.E19]*100;1)" office:value-type="float" office:value="95.4" calcext:value-type="float">
            <text:p>95,4 %</text:p>
          </table:table-cell>
          <table:table-cell table:style-name="ce6" table:formula="of:=ROUND([.G19]/[.F19]*100;1)" office:value-type="float" office:value="100" calcext:value-type="float">
            <text:p>100,0 %</text:p>
          </table:table-cell>
          <table:table-cell table:formula="of:=([.G19]*1024)/[.I19]" office:value-type="float" office:value="242.670272052762" calcext:value-type="float">
            <text:p>242,7 kB</text:p>
          </table:table-cell>
          <table:table-cell table:formula="of:=(2^MAX([.B19];MIN([.D19];[.C19])))/1024" office:value-type="float" office:value="256" calcext:value-type="float">
            <text:p>256,0 kB</text:p>
          </table:table-cell>
          <table:table-cell table:formula="of:=(2^[.B19])/1024" office:value-type="float" office:value="256" calcext:value-type="float">
            <text:p>256,0 kB</text:p>
          </table:table-cell>
          <table:table-cell table:style-name="ce9" table:formula="of:=(2^[.C19])/1024" office:value-type="float" office:value="256" calcext:value-type="float">
            <text:p>256,0 kB</text:p>
          </table:table-cell>
          <table:table-cell table:number-columns-repeated="1008"/>
        </table:table-row>
        <table:table-row table:style-name="ro1" table:number-rows-repeated="11">
          <table:table-cell table:number-columns-repeated="11"/>
          <table:table-cell table:style-name="ce6"/>
          <table:table-cell table:number-columns-repeated="3"/>
          <table:table-cell table:style-name="ce9"/>
          <table:table-cell table:number-columns-repeated="1008"/>
        </table:table-row>
        <table:table-row table:style-name="ro1">
          <table:table-cell table:style-name="ce1" table:number-columns-repeated="4"/>
          <table:table-cell table:style-name="ce4" table:number-columns-repeated="3"/>
          <table:table-cell table:style-name="ce1" table:number-columns-repeated="3"/>
          <table:table-cell/>
          <table:table-cell table:style-name="ce6"/>
          <table:table-cell table:style-name="ce8"/>
          <table:table-cell table:number-columns-repeated="2"/>
          <table:table-cell table:style-name="ce9"/>
          <table:table-cell table:style-name="ce1" table:number-columns-repeated="1008"/>
        </table:table-row>
        <table:table-row table:style-name="ro1" table:number-rows-repeated="28">
          <table:table-cell table:number-columns-repeated="11"/>
          <table:table-cell table:style-name="ce6"/>
          <table:table-cell table:number-columns-repeated="3"/>
          <table:table-cell table:style-name="ce9"/>
          <table:table-cell table:number-columns-repeated="100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2" number:min-integer-digits="1" number:decimal-replacement=""/>
      <number:text> </number:text>
    </number:number-style>
    <number:number-style style:name="N111">
      <number:number number:decimal-places="2" loext:min-decimal-places="2" number:min-integer-digits="1"/>
      <number:text> GB</number:text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2" loext:min-decimal-places="2" number:min-integer-digits="1"/>
      <number:text> kB</number:text>
    </number:number-style>
    <number:number-style style:name="N114">
      <number:number number:decimal-places="0" loext:min-decimal-places="0" number:min-integer-digits="1"/>
      <number:text> k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8">
      <number:number number:min-integer-digits="1"/>
      <number:text> MB</number:text>
    </number:number-style>
    <number:number-style style:name="N119">
      <number:number number:decimal-places="1" loext:min-decimal-places="1" number:min-integer-digits="1"/>
      <number:text> M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.00.0000</text:date>, <text:time style:data-style-name="N2" text:time-value="14:09:13.10857329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2:48:43.442096446</meta:creation-date>
    <meta:editing-duration>PT13H50S</meta:editing-duration>
    <meta:editing-cycles>18</meta:editing-cycles>
    <meta:generator>LibreOffice/5.0.3.2$Linux_X86_64 LibreOffice_project/00m0$Build-2</meta:generator>
    <dc:date>2016-01-31T14:38:15.648149101</dc:date>
    <meta:document-statistic meta:table-count="3" meta:cell-count="85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9">
      <number:number number:decimal-places="1" loext:min-decimal-places="1" number:min-integer-digits="1"/>
      <number:text> M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22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95" chart:maximum="105" chart:origin="0" chart:interval-major="1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9">
      <style:chart-properties chart:display-label="true" chart:logarithmic="false" chart:minimum="279.91" chart:maximum="309.37" chart:interval-major="2.946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zlib.K2:zlib.M30 zlib.G2:zlib.G30" chart:data-source-has-labels="row" svg:x="0.52cm" svg:y="0.3cm" svg:width="24.961cm" svg:height="12.669cm">
          <chartooo:coordinate-region svg:x="2.081cm" svg:y="0.499cm" svg:width="21.62cm" svg:height="11.823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zlib.L2:zlib.L30" loext:label-string="&quot;Dedup ratio (%)&quot;" chart:class="chart:scatter">
            <chart:domain table:cell-range-address="zlib.M2:zlib.M30"/>
            <chart:data-point chart:repeated="29"/>
          </chart:series>
          <chart:series chart:attached-axis="primary-y" chart:style-name="ch11" chart:values-cell-range-address="zlib.K2:zlib.K30" loext:label-string="&quot;Comp ratio (%)&quot;" chart:class="chart:scatter">
            <chart:data-point chart:repeated="29"/>
          </chart:series>
          <chart:series chart:attached-axis="secondary-y" chart:style-name="ch12" chart:values-cell-range-address="zlib.G2:zlib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8875491338882">
                <text:p>4.08875491338882</text:p>
                <draw:g>
                  <svg:desc>zlib.M2:zlib.M30</svg:desc>
                </draw:g>
              </table:table-cell>
              <table:table-cell office:value-type="float" office:value="100">
                <text:p>100</text:p>
                <draw:g>
                  <svg:desc>zlib.L2:zlib.L30</svg:desc>
                </draw:g>
              </table:table-cell>
              <table:table-cell office:value-type="float" office:value="96.8">
                <text:p>96.8</text:p>
                <draw:g>
                  <svg:desc>zlib.K2:zlib.K30</svg:desc>
                </draw:g>
              </table:table-cell>
              <table:table-cell office:value-type="float" office:value="294.59">
                <text:p>294.59</text:p>
                <draw:g>
                  <svg:desc>zlib.G2:zlib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30597622537">
                <text:p>1.5730597622537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301.88">
                <text:p>301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3906160191014">
                <text:p>2.63906160191014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296.83">
                <text:p>296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8031194900312">
                <text:p>2.58031194900312</text:p>
              </table:table-cell>
              <table:table-cell office:value-type="float" office:value="100">
                <text:p>100</text:p>
              </table:table-cell>
              <table:table-cell office:value-type="float" office:value="97.1">
                <text:p>97.1</text:p>
              </table:table-cell>
              <table:table-cell office:value-type="float" office:value="297.26">
                <text:p>297.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0163994615102">
                <text:p>4.60163994615102</text:p>
              </table:table-cell>
              <table:table-cell office:value-type="float" office:value="100">
                <text:p>100</text:p>
              </table:table-cell>
              <table:table-cell office:value-type="float" office:value="96.6">
                <text:p>96.6</text:p>
              </table:table-cell>
              <table:table-cell office:value-type="float" office:value="293.75">
                <text:p>293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0035716710803">
                <text:p>5.10035716710803</text:p>
              </table:table-cell>
              <table:table-cell office:value-type="float" office:value="100">
                <text:p>100</text:p>
              </table:table-cell>
              <table:table-cell office:value-type="float" office:value="96.6">
                <text:p>96.6</text:p>
              </table:table-cell>
              <table:table-cell office:value-type="float" office:value="293.41">
                <text:p>293.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98068305599855">
                <text:p>8.98068305599855</text:p>
              </table:table-cell>
              <table:table-cell office:value-type="float" office:value="100">
                <text:p>100</text:p>
              </table:table-cell>
              <table:table-cell office:value-type="float" office:value="96.3">
                <text:p>96.3</text:p>
              </table:table-cell>
              <table:table-cell office:value-type="float" office:value="291.46">
                <text:p>291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1642567406347">
                <text:p>10.1642567406347</text:p>
              </table:table-cell>
              <table:table-cell office:value-type="float" office:value="100">
                <text:p>100</text:p>
              </table:table-cell>
              <table:table-cell office:value-type="float" office:value="96.2">
                <text:p>96.2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813928164538">
                <text:p>17.813928164538</text:p>
              </table:table-cell>
              <table:table-cell office:value-type="float" office:value="100">
                <text:p>100</text:p>
              </table:table-cell>
              <table:table-cell office:value-type="float" office:value="96.1">
                <text:p>96.1</text:p>
              </table:table-cell>
              <table:table-cell office:value-type="float" office:value="290.12">
                <text:p>290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1369304849101">
                <text:p>20.1369304849101</text:p>
              </table:table-cell>
              <table:table-cell office:value-type="float" office:value="100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289.96">
                <text:p>289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4876462618549">
                <text:p>36.4876462618549</text:p>
              </table:table-cell>
              <table:table-cell office:value-type="float" office:value="100">
                <text:p>100</text:p>
              </table:table-cell>
              <table:table-cell office:value-type="float" office:value="95.9">
                <text:p>95.9</text:p>
              </table:table-cell>
              <table:table-cell office:value-type="float" office:value="289.3">
                <text:p>289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3072324011572">
                <text:p>71.3072324011572</text:p>
              </table:table-cell>
              <table:table-cell office:value-type="float" office:value="100">
                <text:p>100</text:p>
              </table:table-cell>
              <table:table-cell office:value-type="float" office:value="95.8">
                <text:p>95.8</text:p>
              </table:table-cell>
              <table:table-cell office:value-type="float" office:value="288.85">
                <text:p>288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.705420906568">
                <text:p>136.705420906568</text:p>
              </table:table-cell>
              <table:table-cell office:value-type="float" office:value="100">
                <text:p>100</text:p>
              </table:table-cell>
              <table:table-cell office:value-type="float" office:value="95.8">
                <text:p>95.8</text:p>
              </table:table-cell>
              <table:table-cell office:value-type="float" office:value="288.63">
                <text:p>288.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8.269935483871">
                <text:p>238.269935483871</text:p>
              </table:table-cell>
              <table:table-cell office:value-type="float" office:value="100">
                <text:p>100</text:p>
              </table:table-cell>
              <table:table-cell office:value-type="float" office:value="95.7">
                <text:p>95.7</text:p>
              </table:table-cell>
              <table:table-cell office:value-type="float" office:value="288.53">
                <text:p>288.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.565575757576">
                <text:p>447.565575757576</text:p>
              </table:table-cell>
              <table:table-cell office:value-type="float" office:value="100">
                <text:p>100</text:p>
              </table:table-cell>
              <table:table-cell office:value-type="float" office:value="95.7">
                <text:p>95.7</text:p>
              </table:table-cell>
              <table:table-cell office:value-type="float" office:value="288.47">
                <text:p>288.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5.865050505051">
                <text:p>745.865050505051</text:p>
              </table:table-cell>
              <table:table-cell office:value-type="float" office:value="100">
                <text:p>100</text:p>
              </table:table-cell>
              <table:table-cell office:value-type="float" office:value="95.7">
                <text:p>95.7</text:p>
              </table:table-cell>
              <table:table-cell office:value-type="float" office:value="288.44">
                <text:p>288.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9.89854748603">
                <text:p>1649.89854748603</text:p>
              </table:table-cell>
              <table:table-cell office:value-type="float" office:value="100">
                <text:p>100</text:p>
              </table:table-cell>
              <table:table-cell office:value-type="float" office:value="95.7">
                <text:p>95.7</text:p>
              </table:table-cell>
              <table:table-cell office:value-type="float" office:value="288.41">
                <text:p>288.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3.356046128501">
                <text:p>243.356046128501</text:p>
              </table:table-cell>
              <table:table-cell office:value-type="float" office:value="100">
                <text:p>100</text:p>
              </table:table-cell>
              <table:table-cell office:value-type="float" office:value="95.7">
                <text:p>95.7</text:p>
              </table:table-cell>
              <table:table-cell office:value-type="float" office:value="288.51">
                <text:p>288.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9">
      <number:number number:decimal-places="1" loext:min-decimal-places="1" number:min-integer-digits="1"/>
      <number:text> M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22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95" chart:maximum="105" chart:origin="0" chart:interval-major="1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9">
      <style:chart-properties chart:display-label="true" chart:logarithmic="false" chart:minimum="279.91" chart:maximum="309.37" chart:interval-major="2.946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lzma.K2:lzma.M30 lzma.G2:lzma.G30" chart:data-source-has-labels="row" svg:x="0.52cm" svg:y="0.3cm" svg:width="24.961cm" svg:height="12.669cm">
          <chartooo:coordinate-region svg:x="2.081cm" svg:y="0.499cm" svg:width="21.62cm" svg:height="11.823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lzma.L2:lzma.L30" loext:label-string="&quot;Dedup ratio (%)&quot;" chart:class="chart:scatter">
            <chart:domain table:cell-range-address="lzma.M2:lzma.M30"/>
            <chart:data-point chart:repeated="29"/>
          </chart:series>
          <chart:series chart:attached-axis="primary-y" chart:style-name="ch11" chart:values-cell-range-address="lzma.K2:lzma.K30" loext:label-string="&quot;Comp ratio (%)&quot;" chart:class="chart:scatter">
            <chart:data-point chart:repeated="29"/>
          </chart:series>
          <chart:series chart:attached-axis="secondary-y" chart:style-name="ch12" chart:values-cell-range-address="lzma.G2:lzma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3547537072681">
                <text:p>4.13547537072681</text:p>
                <draw:g>
                  <svg:desc>lzma.M2:lzma.M30</svg:desc>
                </draw:g>
              </table:table-cell>
              <table:table-cell office:value-type="float" office:value="100">
                <text:p>100</text:p>
                <draw:g>
                  <svg:desc>lzma.L2:lzma.L30</svg:desc>
                </draw:g>
              </table:table-cell>
              <table:table-cell office:value-type="float" office:value="97.9">
                <text:p>97.9</text:p>
                <draw:g>
                  <svg:desc>lzma.K2:lzma.K30</svg:desc>
                </draw:g>
              </table:table-cell>
              <table:table-cell office:value-type="float" office:value="297.94">
                <text:p>297.94</text:p>
                <draw:g>
                  <svg:desc>lzma.G2:lzma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683936268199">
                <text:p>1.61683936268199</text:p>
              </table:table-cell>
              <table:table-cell office:value-type="float" office:value="100">
                <text:p>100</text:p>
              </table:table-cell>
              <table:table-cell office:value-type="float" office:value="100.2">
                <text:p>100.2</text:p>
              </table:table-cell>
              <table:table-cell office:value-type="float" office:value="310.28">
                <text:p>31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8517136282725">
                <text:p>2.68517136282725</text:p>
              </table:table-cell>
              <table:table-cell office:value-type="float" office:value="100">
                <text:p>100</text:p>
              </table:table-cell>
              <table:table-cell office:value-type="float" office:value="98.6">
                <text:p>98.6</text:p>
              </table:table-cell>
              <table:table-cell office:value-type="float" office:value="301.99">
                <text:p>301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2612193674214">
                <text:p>2.62612193674214</text:p>
              </table:table-cell>
              <table:table-cell office:value-type="float" office:value="100">
                <text:p>100</text:p>
              </table:table-cell>
              <table:table-cell office:value-type="float" office:value="98.8">
                <text:p>98.8</text:p>
              </table:table-cell>
              <table:table-cell office:value-type="float" office:value="302.44">
                <text:p>302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5116996373985">
                <text:p>4.65116996373985</text:p>
              </table:table-cell>
              <table:table-cell office:value-type="float" office:value="100">
                <text:p>100</text:p>
              </table:table-cell>
              <table:table-cell office:value-type="float" office:value="97.6">
                <text:p>97.6</text:p>
              </table:table-cell>
              <table:table-cell office:value-type="float" office:value="296.88">
                <text:p>296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4920152091255">
                <text:p>5.14920152091255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296.24">
                <text:p>296.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3235837419898">
                <text:p>9.03235837419898</text:p>
              </table:table-cell>
              <table:table-cell office:value-type="float" office:value="100">
                <text:p>100</text:p>
              </table:table-cell>
              <table:table-cell office:value-type="float" office:value="96.9">
                <text:p>96.9</text:p>
              </table:table-cell>
              <table:table-cell office:value-type="float" office:value="293.19">
                <text:p>293.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180115205017">
                <text:p>10.2180115205017</text:p>
              </table:table-cell>
              <table:table-cell office:value-type="float" office:value="100">
                <text:p>100</text:p>
              </table:table-cell>
              <table:table-cell office:value-type="float" office:value="96.8">
                <text:p>96.8</text:p>
              </table:table-cell>
              <table:table-cell office:value-type="float" office:value="292.76">
                <text:p>292.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8803601008282">
                <text:p>17.8803601008282</text:p>
              </table:table-cell>
              <table:table-cell office:value-type="float" office:value="100">
                <text:p>100</text:p>
              </table:table-cell>
              <table:table-cell office:value-type="float" office:value="96.3">
                <text:p>96.3</text:p>
              </table:table-cell>
              <table:table-cell office:value-type="float" office:value="290.94">
                <text:p>290.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1643574283585">
                <text:p>20.1643574283585</text:p>
              </table:table-cell>
              <table:table-cell office:value-type="float" office:value="100">
                <text:p>100</text:p>
              </table:table-cell>
              <table:table-cell office:value-type="float" office:value="96.3">
                <text:p>96.3</text:p>
              </table:table-cell>
              <table:table-cell office:value-type="float" office:value="290.67">
                <text:p>290.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4880374292046">
                <text:p>36.4880374292046</text:p>
              </table:table-cell>
              <table:table-cell office:value-type="float" office:value="100">
                <text:p>100</text:p>
              </table:table-cell>
              <table:table-cell office:value-type="float" office:value="95.9">
                <text:p>95.9</text:p>
              </table:table-cell>
              <table:table-cell office:value-type="float" office:value="289.41">
                <text:p>289.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.2134233365477">
                <text:p>71.2134233365477</text:p>
              </table:table-cell>
              <table:table-cell office:value-type="float" office:value="100">
                <text:p>100</text:p>
              </table:table-cell>
              <table:table-cell office:value-type="float" office:value="95.7">
                <text:p>95.7</text:p>
              </table:table-cell>
              <table:table-cell office:value-type="float" office:value="288.47">
                <text:p>288.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6.3753817677">
                <text:p>136.3753817677</text:p>
              </table:table-cell>
              <table:table-cell office:value-type="float" office:value="100">
                <text:p>100</text:p>
              </table:table-cell>
              <table:table-cell office:value-type="float" office:value="95.5">
                <text:p>95.5</text:p>
              </table:table-cell>
              <table:table-cell office:value-type="float" office:value="287.8">
                <text:p>28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7.495270379338">
                <text:p>237.495270379338</text:p>
              </table:table-cell>
              <table:table-cell office:value-type="float" office:value="100">
                <text:p>100</text:p>
              </table:table-cell>
              <table:table-cell office:value-type="float" office:value="95.3">
                <text:p>95.3</text:p>
              </table:table-cell>
              <table:table-cell office:value-type="float" office:value="287.36">
                <text:p>287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7.812682926829">
                <text:p>447.812682926829</text:p>
              </table:table-cell>
              <table:table-cell office:value-type="float" office:value="100">
                <text:p>100</text:p>
              </table:table-cell>
              <table:table-cell office:value-type="float" office:value="95.2">
                <text:p>95.2</text:p>
              </table:table-cell>
              <table:table-cell office:value-type="float" office:value="286.88">
                <text:p>286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0.926060606061">
                <text:p>740.926060606061</text:p>
              </table:table-cell>
              <table:table-cell office:value-type="float" office:value="100">
                <text:p>100</text:p>
              </table:table-cell>
              <table:table-cell office:value-type="float" office:value="95.1">
                <text:p>95.1</text:p>
              </table:table-cell>
              <table:table-cell office:value-type="float" office:value="286.53">
                <text:p>286.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19.10806629834">
                <text:p>1619.10806629834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286.19">
                <text:p>286.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2.670272052762">
                <text:p>242.670272052762</text:p>
              </table:table-cell>
              <table:table-cell office:value-type="float" office:value="100">
                <text:p>100</text:p>
              </table:table-cell>
              <table:table-cell office:value-type="float" office:value="95.4">
                <text:p>95.4</text:p>
              </table:table-cell>
              <table:table-cell office:value-type="float" office:value="287.46">
                <text:p>287.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11">
      <number:number number:decimal-places="2" loext:min-decimal-places="2" number:min-integer-digits="1"/>
      <number:text> G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9">
      <number:number number:decimal-places="1" loext:min-decimal-places="1" number:min-integer-digits="1"/>
      <number:text> M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15">
      <style:chart-properties chart:display-label="true" chart:logarithmic="true" chart:minimum="1" chart:maximum="22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e6e6e6"/>
    </style:style>
    <style:style style:name="ch8" style:family="chart" style:data-style-name="N117">
      <style:chart-properties chart:display-label="true" chart:logarithmic="false" chart:minimum="95" chart:maximum="105" chart:origin="0" chart:interval-major="1" chart:reverse-direction="false" text:line-break="fals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9" style:family="chart" style:data-style-name="N119">
      <style:chart-properties chart:display-label="true" chart:logarithmic="false" chart:minimum="279.91" chart:maximum="309.37" chart:interval-major="2.946" chart:reverse-direction="false" text:line-break="fals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0" style:family="chart" style:data-style-name="N117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117">
      <style:chart-properties chart:symbol-type="named-symbol" chart:symbol-name="x" chart:symbol-width="0.22cm" chart:symbol-height="0.22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diamond" chart:symbol-width="0.2cm" chart:symbol-height="0.2cm" chart:link-data-style-to-source="true"/>
      <style:graphic-properties draw:stroke="none" svg:stroke-width="0.08cm" svg:stroke-color="#000080" draw:fill-color="#00008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legend chart:legend-position="bottom" svg:x="8.571cm" svg:y="14.218cm" style:legend-expansion="wide" chart:style-name="ch2"/>
        <chart:plot-area chart:style-name="ch3" table:cell-range-address="lz4.K2:lz4.M30 lz4.G2:lz4.G30" chart:data-source-has-labels="row" svg:x="0.52cm" svg:y="0.3cm" svg:width="24.961cm" svg:height="12.669cm">
          <chartooo:coordinate-region svg:x="2.081cm" svg:y="0.499cm" svg:width="21.62cm" svg:height="11.823cm"/>
          <chart:axis chart:dimension="x" chart:name="primary-x" chart:style-name="ch4">
            <chart:title svg:x="12.228cm" svg:y="13.269cm" chart:style-name="ch5">
              <text:p>Chunksize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axis chart:dimension="y" chart:name="secondary-y" chart:style-name="ch9"/>
          <chart:series chart:attached-axis="primary-y" chart:style-name="ch10" chart:values-cell-range-address="lz4.L2:lz4.L30" loext:label-string="&quot;Dedup ratio (%)&quot;" chart:class="chart:scatter">
            <chart:domain table:cell-range-address="lz4.M2:lz4.M30"/>
            <chart:data-point chart:repeated="29"/>
          </chart:series>
          <chart:series chart:attached-axis="primary-y" chart:style-name="ch11" chart:values-cell-range-address="lz4.K2:lz4.K30" loext:label-string="&quot;Comp ratio (%)&quot;" chart:class="chart:scatter">
            <chart:data-point chart:repeated="29"/>
          </chart:series>
          <chart:series chart:attached-axis="secondary-y" chart:style-name="ch12" chart:values-cell-range-address="lz4.G2:lz4.G30" loext:label-string="&quot;Final size (GB)&quot;" chart:class="chart:scatter">
            <chart:data-point chart:repeated="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M</text:p>
              </table:table-cell>
              <table:table-cell office:value-type="string">
                <text:p>Dedup ratio (%)</text:p>
              </table:table-cell>
              <table:table-cell office:value-type="string">
                <text:p>Comp ratio (%)</text:p>
              </table:table-cell>
              <table:table-cell office:value-type="string">
                <text:p>Final size (GB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12259019326159">
                <text:p>4.12259019326159</text:p>
                <draw:g>
                  <svg:desc>lz4.M2:lz4.M30</svg:desc>
                </draw:g>
              </table:table-cell>
              <table:table-cell office:value-type="float" office:value="100">
                <text:p>100</text:p>
                <draw:g>
                  <svg:desc>lz4.L2:lz4.L30</svg:desc>
                </draw:g>
              </table:table-cell>
              <table:table-cell office:value-type="float" office:value="97.6">
                <text:p>97.6</text:p>
                <draw:g>
                  <svg:desc>lz4.K2:lz4.K30</svg:desc>
                </draw:g>
              </table:table-cell>
              <table:table-cell office:value-type="float" office:value="297.06">
                <text:p>297.06</text:p>
                <draw:g>
                  <svg:desc>lz4.G2:lz4.G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7940899584251">
                <text:p>1.57940899584251</text:p>
              </table:table-cell>
              <table:table-cell office:value-type="float" office:value="100">
                <text:p>100</text:p>
              </table:table-cell>
              <table:table-cell office:value-type="float" office:value="97.9">
                <text:p>97.9</text:p>
              </table:table-cell>
              <table:table-cell office:value-type="float" office:value="303.1">
                <text:p>30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5976797499132">
                <text:p>2.65976797499132</text:p>
              </table:table-cell>
              <table:table-cell office:value-type="float" office:value="100">
                <text:p>100</text:p>
              </table:table-cell>
              <table:table-cell office:value-type="float" office:value="97.7">
                <text:p>97.7</text:p>
              </table:table-cell>
              <table:table-cell office:value-type="float" office:value="299.12">
                <text:p>299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9924303059079">
                <text:p>2.59924303059079</text:p>
              </table:table-cell>
              <table:table-cell office:value-type="float" office:value="100">
                <text:p>100</text:p>
              </table:table-cell>
              <table:table-cell office:value-type="float" office:value="97.8">
                <text:p>97.8</text:p>
              </table:table-cell>
              <table:table-cell office:value-type="float" office:value="299.38">
                <text:p>299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64916118370719">
                <text:p>4.64916118370719</text:p>
              </table:table-cell>
              <table:table-cell office:value-type="float" office:value="100">
                <text:p>100</text:p>
              </table:table-cell>
              <table:table-cell office:value-type="float" office:value="97.6">
                <text:p>97.6</text:p>
              </table:table-cell>
              <table:table-cell office:value-type="float" office:value="296.72">
                <text:p>296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15390498183177">
                <text:p>5.15390498183177</text:p>
              </table:table-cell>
              <table:table-cell office:value-type="float" office:value="100">
                <text:p>100</text:p>
              </table:table-cell>
              <table:table-cell office:value-type="float" office:value="97.6">
                <text:p>97.6</text:p>
              </table:table-cell>
              <table:table-cell office:value-type="float" office:value="296.42">
                <text:p>296.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08569400583476">
                <text:p>9.08569400583476</text:p>
              </table:table-cell>
              <table:table-cell office:value-type="float" office:value="100">
                <text:p>100</text:p>
              </table:table-cell>
              <table:table-cell office:value-type="float" office:value="97.5">
                <text:p>97.5</text:p>
              </table:table-cell>
              <table:table-cell office:value-type="float" office:value="295.01">
                <text:p>295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2871069310979">
                <text:p>10.2871069310979</text:p>
              </table:table-cell>
              <table:table-cell office:value-type="float" office:value="100">
                <text:p>100</text:p>
              </table:table-cell>
              <table:table-cell office:value-type="float" office:value="97.4">
                <text:p>97.4</text:p>
              </table:table-cell>
              <table:table-cell office:value-type="float" office:value="294.81">
                <text:p>294.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0710582868119">
                <text:p>18.0710582868119</text:p>
              </table:table-cell>
              <table:table-cell office:value-type="float" office:value="100">
                <text:p>100</text:p>
              </table:table-cell>
              <table:table-cell office:value-type="float" office:value="97.3">
                <text:p>97.3</text:p>
              </table:table-cell>
              <table:table-cell office:value-type="float" office:value="293.99">
                <text:p>293.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3960257539817">
                <text:p>20.3960257539817</text:p>
              </table:table-cell>
              <table:table-cell office:value-type="float" office:value="100">
                <text:p>100</text:p>
              </table:table-cell>
              <table:table-cell office:value-type="float" office:value="97.3">
                <text:p>97.3</text:p>
              </table:table-cell>
              <table:table-cell office:value-type="float" office:value="293.89">
                <text:p>293.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0222178413011">
                <text:p>37.0222178413011</text:p>
              </table:table-cell>
              <table:table-cell office:value-type="float" office:value="100">
                <text:p>100</text:p>
              </table:table-cell>
              <table:table-cell office:value-type="float" office:value="97.3">
                <text:p>97.3</text:p>
              </table:table-cell>
              <table:table-cell office:value-type="float" office:value="293.43">
                <text:p>293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2.296570327553">
                <text:p>72.296570327553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3.14">
                <text:p>293.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.027692307692">
                <text:p>139.027692307692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2.99">
                <text:p>292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1.911741935484">
                <text:p>241.911741935484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2.94">
                <text:p>292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6.513850837139">
                <text:p>456.513850837139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2.9">
                <text:p>292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1.216649746193">
                <text:p>761.216649746193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2.89">
                <text:p>292.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66.10488888889">
                <text:p>1666.10488888889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2.87">
                <text:p>292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.287980214345">
                <text:p>247.287980214345</text:p>
              </table:table-cell>
              <table:table-cell office:value-type="float" office:value="100">
                <text:p>100</text:p>
              </table:table-cell>
              <table:table-cell office:value-type="float" office:value="97.2">
                <text:p>97.2</text:p>
              </table:table-cell>
              <table:table-cell office:value-type="float" office:value="292.93">
                <text:p>29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lz4.M1:lz4.P19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z4.P2:lz4.P19" chart:label-cell-address="lz4.P1:lz4.P1" chart:class="chart:line">
            <chart:data-point chart:repeated="18"/>
          </chart:series>
          <chart:series chart:style-name="ch10" chart:values-cell-range-address="lz4.M2:lz4.M19" chart:label-cell-address="lz4.M1:lz4.M1" chart:class="chart:line">
            <chart:data-point chart:repeated="18"/>
          </chart:series>
          <chart:series chart:style-name="ch11" chart:values-cell-range-address="lz4.N2:lz4.N19" chart:label-cell-address="lz4.N1:lz4.N1" chart:class="chart:line">
            <chart:data-point chart:repeated="18"/>
          </chart:series>
          <chart:series chart:style-name="ch12" chart:values-cell-range-address="lz4.O2:lz4.O19" chart:label-cell-address="lz4.O1:lz4.O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lz4.P1:lz4.P1</svg:desc>
                </draw:g>
              </table:table-cell>
              <table:table-cell office:value-type="string">
                <text:p>Chunksize Avg (actual)</text:p>
                <draw:g>
                  <svg:desc>lz4.M1:lz4.M1</svg:desc>
                </draw:g>
              </table:table-cell>
              <table:table-cell office:value-type="string">
                <text:p>Chunksize Avg (conf)</text:p>
                <draw:g>
                  <svg:desc>lz4.N1:lz4.N1</svg:desc>
                </draw:g>
              </table:table-cell>
              <table:table-cell office:value-type="string">
                <text:p>Chunksize Min (conf)</text:p>
                <draw:g>
                  <svg:desc>lz4.O1:lz4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z4.P2:lz4.P19</svg:desc>
                </draw:g>
              </table:table-cell>
              <table:table-cell office:value-type="float" office:value="4.12259019326159">
                <text:p>4.12259019326159</text:p>
                <draw:g>
                  <svg:desc>lz4.M2:lz4.M19</svg:desc>
                </draw:g>
              </table:table-cell>
              <table:table-cell office:value-type="float" office:value="1">
                <text:p>1</text:p>
                <draw:g>
                  <svg:desc>lz4.N2:lz4.N19</svg:desc>
                </draw:g>
              </table:table-cell>
              <table:table-cell office:value-type="float" office:value="0.25">
                <text:p>0.25</text:p>
                <draw:g>
                  <svg:desc>lz4.O2:lz4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57940899584251">
                <text:p>1.579408995842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65976797499132">
                <text:p>2.65976797499132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59924303059079">
                <text:p>2.5992430305907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64916118370719">
                <text:p>4.64916118370719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5.15390498183177">
                <text:p>5.1539049818317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9.08569400583476">
                <text:p>9.0856940058347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0.2871069310979">
                <text:p>10.2871069310979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8.0710582868119">
                <text:p>18.0710582868119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0.3960257539817">
                <text:p>20.396025753981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37.0222178413011">
                <text:p>37.0222178413011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72.296570327553">
                <text:p>72.296570327553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39.027692307692">
                <text:p>139.027692307692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241.911741935484">
                <text:p>241.911741935484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456.513850837139">
                <text:p>456.513850837139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6">
                <text:p>4096</text:p>
              </table:table-cell>
              <table:table-cell office:value-type="float" office:value="761.216649746193">
                <text:p>761.216649746193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1666.10488888889">
                <text:p>1666.10488888889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247.287980214345">
                <text:p>247.287980214345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zlib.M1:zlib.P19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zlib.P2:zlib.P19" chart:label-cell-address="zlib.P1:zlib.P1" chart:class="chart:line">
            <chart:data-point chart:repeated="18"/>
          </chart:series>
          <chart:series chart:style-name="ch10" chart:values-cell-range-address="zlib.M2:zlib.M19" chart:label-cell-address="zlib.M1:zlib.M1" chart:class="chart:line">
            <chart:data-point chart:repeated="18"/>
          </chart:series>
          <chart:series chart:style-name="ch11" chart:values-cell-range-address="zlib.N2:zlib.N19" chart:label-cell-address="zlib.N1:zlib.N1" chart:class="chart:line">
            <chart:data-point chart:repeated="18"/>
          </chart:series>
          <chart:series chart:style-name="ch12" chart:values-cell-range-address="zlib.O2:zlib.O19" chart:label-cell-address="zlib.O1:zlib.O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zlib.P1:zlib.P1</svg:desc>
                </draw:g>
              </table:table-cell>
              <table:table-cell office:value-type="string">
                <text:p>Chunksize Avg (actual)</text:p>
                <draw:g>
                  <svg:desc>zlib.M1:zlib.M1</svg:desc>
                </draw:g>
              </table:table-cell>
              <table:table-cell office:value-type="string">
                <text:p>Chunksize Avg (conf)</text:p>
                <draw:g>
                  <svg:desc>zlib.N1:zlib.N1</svg:desc>
                </draw:g>
              </table:table-cell>
              <table:table-cell office:value-type="string">
                <text:p>Chunksize Min (conf)</text:p>
                <draw:g>
                  <svg:desc>zlib.O1:zlib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zlib.P2:zlib.P19</svg:desc>
                </draw:g>
              </table:table-cell>
              <table:table-cell office:value-type="float" office:value="4.08875491338882">
                <text:p>4.08875491338882</text:p>
                <draw:g>
                  <svg:desc>zlib.M2:zlib.M19</svg:desc>
                </draw:g>
              </table:table-cell>
              <table:table-cell office:value-type="float" office:value="1">
                <text:p>1</text:p>
                <draw:g>
                  <svg:desc>zlib.N2:zlib.N19</svg:desc>
                </draw:g>
              </table:table-cell>
              <table:table-cell office:value-type="float" office:value="0.25">
                <text:p>0.25</text:p>
                <draw:g>
                  <svg:desc>zlib.O2:zlib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5730597622537">
                <text:p>1.573059762253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63906160191014">
                <text:p>2.63906160191014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58031194900312">
                <text:p>2.5803119490031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60163994615102">
                <text:p>4.60163994615102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5.10035716710803">
                <text:p>5.1003571671080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8.98068305599855">
                <text:p>8.9806830559985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0.1642567406347">
                <text:p>10.164256740634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7.813928164538">
                <text:p>17.813928164538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0.1369304849101">
                <text:p>20.1369304849101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36.4876462618549">
                <text:p>36.4876462618549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71.3072324011572">
                <text:p>71.3072324011572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36.705420906568">
                <text:p>136.705420906568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238.269935483871">
                <text:p>238.269935483871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447.565575757576">
                <text:p>447.565575757576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6">
                <text:p>4096</text:p>
              </table:table-cell>
              <table:table-cell office:value-type="float" office:value="745.865050505051">
                <text:p>745.865050505051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1649.89854748603">
                <text:p>1649.89854748603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243.356046128501">
                <text:p>243.356046128501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>
      <number:number number:decimal-places="1" loext:min-decimal-places="1" number:min-integer-digits="1"/>
      <number:text> kB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5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cccccc"/>
    </style:style>
    <style:style style:name="ch8" style:family="chart">
      <style:graphic-properties svg:stroke-color="#e6e6e6"/>
    </style:style>
    <style:style style:name="ch9" style:family="chart" style:data-style-name="N115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horizontal-bar" chart:symbol-width="0.25cm" chart:symbol-height="0.25cm" chart:link-data-style-to-source="true"/>
      <style:graphic-properties draw:stroke="none" svg:stroke-width="0.08cm" svg:stroke-color="#000080" draw:fill-color="#00008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666666" draw:fill-color="#666666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line" chart:column-mapping="3 0 1 2" chart:style-name="ch1">
        <chart:legend chart:legend-position="bottom" svg:x="5.083cm" svg:y="14.218cm" style:legend-expansion="wide" chart:style-name="ch2"/>
        <chart:plot-area chart:style-name="ch3" table:cell-range-address="lzma.M1:lzma.P19" chart:data-source-has-labels="row" svg:x="0.52cm" svg:y="0.3cm" svg:width="24.961cm" svg:height="13.618cm">
          <chartooo:coordinate-region svg:x="1.981cm" svg:y="0.499cm" svg:width="22.704cm" svg:height="12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lzma.P2:lzma.P19" chart:label-cell-address="lzma.P1:lzma.P1" chart:class="chart:line">
            <chart:data-point chart:repeated="18"/>
          </chart:series>
          <chart:series chart:style-name="ch10" chart:values-cell-range-address="lzma.M2:lzma.M19" chart:label-cell-address="lzma.M1:lzma.M1" chart:class="chart:line">
            <chart:data-point chart:repeated="18"/>
          </chart:series>
          <chart:series chart:style-name="ch11" chart:values-cell-range-address="lzma.N2:lzma.N19" chart:label-cell-address="lzma.N1:lzma.N1" chart:class="chart:line">
            <chart:data-point chart:repeated="18"/>
          </chart:series>
          <chart:series chart:style-name="ch12" chart:values-cell-range-address="lzma.O2:lzma.O19" chart:label-cell-address="lzma.O1:lzma.O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unksize Max (conf)</text:p>
                <draw:g>
                  <svg:desc>lzma.P1:lzma.P1</svg:desc>
                </draw:g>
              </table:table-cell>
              <table:table-cell office:value-type="string">
                <text:p>Chunksize Avg (actual)</text:p>
                <draw:g>
                  <svg:desc>lzma.M1:lzma.M1</svg:desc>
                </draw:g>
              </table:table-cell>
              <table:table-cell office:value-type="string">
                <text:p>Chunksize Avg (conf)</text:p>
                <draw:g>
                  <svg:desc>lzma.N1:lzma.N1</svg:desc>
                </draw:g>
              </table:table-cell>
              <table:table-cell office:value-type="string">
                <text:p>Chunksize Min (conf)</text:p>
                <draw:g>
                  <svg:desc>lzma.O1:lzma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lzma.P2:lzma.P19</svg:desc>
                </draw:g>
              </table:table-cell>
              <table:table-cell office:value-type="float" office:value="4.13547537072681">
                <text:p>4.13547537072681</text:p>
                <draw:g>
                  <svg:desc>lzma.M2:lzma.M19</svg:desc>
                </draw:g>
              </table:table-cell>
              <table:table-cell office:value-type="float" office:value="1">
                <text:p>1</text:p>
                <draw:g>
                  <svg:desc>lzma.N2:lzma.N19</svg:desc>
                </draw:g>
              </table:table-cell>
              <table:table-cell office:value-type="float" office:value="0.25">
                <text:p>0.25</text:p>
                <draw:g>
                  <svg:desc>lzma.O2:lzma.O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.61683936268199">
                <text:p>1.61683936268199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2.68517136282725">
                <text:p>2.68517136282725</text:p>
              </table:table-cell>
              <table:table-cell office:value-type="float" office:value="2">
                <text:p>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">
                <text:p>128</text:p>
              </table:table-cell>
              <table:table-cell office:value-type="float" office:value="2.62612193674214">
                <text:p>2.62612193674214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.65116996373985">
                <text:p>4.6511699637398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5.14920152091255">
                <text:p>5.1492015209125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9.03235837419898">
                <text:p>9.0323583741989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">
                <text:p>256</text:p>
              </table:table-cell>
              <table:table-cell office:value-type="float" office:value="10.2180115205017">
                <text:p>10.218011520501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17.8803601008282">
                <text:p>17.880360100828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">
                <text:p>1024</text:p>
              </table:table-cell>
              <table:table-cell office:value-type="float" office:value="20.1643574283585">
                <text:p>20.164357428358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36.4880374292046">
                <text:p>36.4880374292046</text:p>
              </table:table-cell>
              <table:table-cell office:value-type="float" office:value="32">
                <text:p>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4">
                <text:p>1024</text:p>
              </table:table-cell>
              <table:table-cell office:value-type="float" office:value="71.2134233365477">
                <text:p>71.2134233365477</text:p>
              </table:table-cell>
              <table:table-cell office:value-type="float" office:value="64">
                <text:p>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48">
                <text:p>2048</text:p>
              </table:table-cell>
              <table:table-cell office:value-type="float" office:value="136.3753817677">
                <text:p>136.3753817677</text:p>
              </table:table-cell>
              <table:table-cell office:value-type="float" office:value="128">
                <text:p>12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4">
                <text:p>1024</text:p>
              </table:table-cell>
              <table:table-cell office:value-type="float" office:value="237.495270379338">
                <text:p>237.495270379338</text:p>
              </table:table-cell>
              <table:table-cell office:value-type="float" office:value="256">
                <text:p>25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8">
                <text:p>2048</text:p>
              </table:table-cell>
              <table:table-cell office:value-type="float" office:value="447.812682926829">
                <text:p>447.812682926829</text:p>
              </table:table-cell>
              <table:table-cell office:value-type="float" office:value="512">
                <text:p>5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96">
                <text:p>4096</text:p>
              </table:table-cell>
              <table:table-cell office:value-type="float" office:value="740.926060606061">
                <text:p>740.926060606061</text:p>
              </table:table-cell>
              <table:table-cell office:value-type="float" office:value="1024">
                <text:p>10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92">
                <text:p>8192</text:p>
              </table:table-cell>
              <table:table-cell office:value-type="float" office:value="1619.10806629834">
                <text:p>1619.10806629834</text:p>
              </table:table-cell>
              <table:table-cell office:value-type="float" office:value="2048">
                <text:p>2048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6">
                <text:p>256</text:p>
              </table:table-cell>
              <table:table-cell office:value-type="float" office:value="242.670272052762">
                <text:p>242.670272052762</text:p>
              </table:table-cell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